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0000001E7086FED5F.png" manifest:media-type="image/png"/>
  <manifest:file-entry manifest:full-path="Pictures/10000001000005DA0000045CC48B2A3C.png" manifest:media-type="image/png"/>
  <manifest:file-entry manifest:full-path="Pictures/10000001000005DA0000045C8F4E2641.png" manifest:media-type="image/png"/>
  <manifest:file-entry manifest:full-path="Pictures/10000001000003160000028828091034.png" manifest:media-type="image/png"/>
  <manifest:file-entry manifest:full-path="Pictures/10000001000003C40000031FA9C7D538.png" manifest:media-type="image/png"/>
  <manifest:file-entry manifest:full-path="Pictures/100000010000031600000288FC8AF34E.png" manifest:media-type="image/png"/>
  <manifest:file-entry manifest:full-path="Pictures/1000000100000267000001F2640DCB46.png" manifest:media-type="image/png"/>
  <manifest:file-entry manifest:full-path="Pictures/1000000100000316000002885EF053A6.png" manifest:media-type="image/png"/>
  <manifest:file-entry manifest:full-path="Pictures/1000000100000316000002883092F696.png" manifest:media-type="image/png"/>
  <manifest:file-entry manifest:full-path="Pictures/100000010000031600000288E127AE30.png" manifest:media-type="image/png"/>
  <manifest:file-entry manifest:full-path="Pictures/10000000000007D0000005DC164307E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automatic-styles>
    <style:style style:name="P1" style:family="paragraph" style:parent-style-name="ProjectName">
      <style:text-properties officeooo:rsid="0005efd5" officeooo:paragraph-rsid="0005efd5"/>
    </style:style>
    <style:style style:name="P2" style:family="paragraph" style:parent-style-name="Standard">
      <style:text-properties officeooo:rsid="00039109" officeooo:paragraph-rsid="00039109"/>
    </style:style>
    <style:style style:name="P3" style:family="paragraph" style:parent-style-name="DocumentName">
      <style:text-properties officeooo:rsid="00097512" officeooo:paragraph-rsid="00097512"/>
    </style:style>
    <style:style style:name="P4" style:family="paragraph" style:parent-style-name="Text">
      <style:paragraph-properties fo:break-before="page"/>
      <style:text-properties officeooo:rsid="00045ca3" officeooo:paragraph-rsid="00045ca3"/>
    </style:style>
    <style:style style:name="P5" style:family="paragraph" style:parent-style-name="Text">
      <style:text-properties officeooo:rsid="00045ca3" officeooo:paragraph-rsid="00045ca3"/>
    </style:style>
    <style:style style:name="P6" style:family="paragraph" style:parent-style-name="Heading">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paragraph-properties fo:break-before="page"/>
      <style:text-properties officeooo:rsid="001b3d88" officeooo:paragraph-rsid="001b3d88"/>
    </style:style>
    <style:style style:name="P13" style:family="paragraph" style:parent-style-name="Text_20_body">
      <style:text-properties officeooo:rsid="001b3d88" officeooo:paragraph-rsid="001b3d88"/>
    </style:style>
    <style:style style:name="P14" style:family="paragraph" style:parent-style-name="Text_20_body">
      <style:text-properties officeooo:rsid="001cfea0" officeooo:paragraph-rsid="001cfea0"/>
    </style:style>
    <style:style style:name="P15" style:family="paragraph" style:parent-style-name="Heading_20_1">
      <style:paragraph-properties fo:break-before="page"/>
      <style:text-properties officeooo:paragraph-rsid="001b3d88"/>
    </style:style>
    <style:style style:name="P16" style:family="paragraph" style:parent-style-name="Text_20_body">
      <style:text-properties officeooo:rsid="000acfe1" officeooo:paragraph-rsid="000acfe1"/>
    </style:style>
    <style:style style:name="P17" style:family="paragraph" style:parent-style-name="Text_20_body">
      <style:text-properties officeooo:rsid="000c9214" officeooo:paragraph-rsid="000c9214"/>
    </style:style>
    <style:style style:name="P18" style:family="paragraph" style:parent-style-name="Text_20_body">
      <style:text-properties officeooo:rsid="000b39a4" officeooo:paragraph-rsid="000b39a4"/>
    </style:style>
    <style:style style:name="P19" style:family="paragraph" style:parent-style-name="Text_20_body">
      <style:text-properties officeooo:rsid="000b39a4" officeooo:paragraph-rsid="000c6b0b"/>
    </style:style>
    <style:style style:name="P20" style:family="paragraph" style:parent-style-name="List_20_Contents">
      <style:text-properties officeooo:paragraph-rsid="000b39a4"/>
    </style:style>
    <style:style style:name="P21" style:family="paragraph" style:parent-style-name="List_20_Contents">
      <style:text-properties officeooo:rsid="000b39a4" officeooo:paragraph-rsid="000b39a4"/>
    </style:style>
    <style:style style:name="P22" style:family="paragraph" style:parent-style-name="Heading_20_3">
      <style:text-properties officeooo:paragraph-rsid="000c6b0b"/>
    </style:style>
    <style:style style:name="P23" style:family="paragraph" style:parent-style-name="List_20_Heading">
      <style:text-properties officeooo:paragraph-rsid="000c6b0b"/>
    </style:style>
    <style:style style:name="P24" style:family="paragraph" style:parent-style-name="List_20_Contents">
      <style:text-properties officeooo:paragraph-rsid="000c6b0b"/>
    </style:style>
    <style:style style:name="P25" style:family="paragraph" style:parent-style-name="List_20_Contents">
      <style:text-properties officeooo:rsid="000b39a4" officeooo:paragraph-rsid="000c6b0b"/>
    </style:style>
    <style:style style:name="P26" style:family="paragraph" style:parent-style-name="Heading_20_2">
      <style:text-properties officeooo:paragraph-rsid="000cdca7"/>
    </style:style>
    <style:style style:name="P27" style:family="paragraph" style:parent-style-name="Text_20_body">
      <style:text-properties officeooo:rsid="000c9214" officeooo:paragraph-rsid="000cdca7"/>
    </style:style>
    <style:style style:name="P28" style:family="paragraph" style:parent-style-name="Heading_20_3">
      <style:text-properties officeooo:paragraph-rsid="000cdca7"/>
    </style:style>
    <style:style style:name="P29" style:family="paragraph" style:parent-style-name="Text_20_body">
      <style:text-properties officeooo:rsid="000b39a4" officeooo:paragraph-rsid="000cdca7"/>
    </style:style>
    <style:style style:name="P30" style:family="paragraph" style:parent-style-name="Text_20_body">
      <style:text-properties officeooo:rsid="000b39a4" officeooo:paragraph-rsid="001a6a87"/>
    </style:style>
    <style:style style:name="P31" style:family="paragraph" style:parent-style-name="List_20_Heading">
      <style:text-properties officeooo:paragraph-rsid="000cdca7"/>
    </style:style>
    <style:style style:name="P32" style:family="paragraph" style:parent-style-name="List_20_Contents">
      <style:text-properties officeooo:paragraph-rsid="000cdca7"/>
    </style:style>
    <style:style style:name="P33" style:family="paragraph" style:parent-style-name="List_20_Contents">
      <style:text-properties officeooo:rsid="000b39a4" officeooo:paragraph-rsid="000cdca7"/>
    </style:style>
    <style:style style:name="P34" style:family="paragraph" style:parent-style-name="Heading_20_2">
      <style:text-properties officeooo:paragraph-rsid="000ec29b"/>
    </style:style>
    <style:style style:name="P35" style:family="paragraph" style:parent-style-name="Text_20_body">
      <style:text-properties officeooo:rsid="000c9214" officeooo:paragraph-rsid="000ec29b"/>
    </style:style>
    <style:style style:name="P36" style:family="paragraph" style:parent-style-name="Heading_20_3">
      <style:text-properties officeooo:paragraph-rsid="000ec29b"/>
    </style:style>
    <style:style style:name="P37" style:family="paragraph" style:parent-style-name="Text_20_body">
      <style:text-properties officeooo:rsid="000b39a4" officeooo:paragraph-rsid="000ec29b"/>
    </style:style>
    <style:style style:name="P38" style:family="paragraph" style:parent-style-name="List_20_Heading">
      <style:text-properties officeooo:paragraph-rsid="000ec29b"/>
    </style:style>
    <style:style style:name="P39" style:family="paragraph" style:parent-style-name="List_20_Contents">
      <style:text-properties officeooo:paragraph-rsid="000ec29b"/>
    </style:style>
    <style:style style:name="P40" style:family="paragraph" style:parent-style-name="List_20_Contents">
      <style:text-properties officeooo:rsid="000ec29b" officeooo:paragraph-rsid="000f6de6"/>
    </style:style>
    <style:style style:name="P41" style:family="paragraph" style:parent-style-name="List_20_Contents">
      <style:text-properties officeooo:paragraph-rsid="000f6de6"/>
    </style:style>
    <style:style style:name="P42" style:family="paragraph" style:parent-style-name="Heading_20_3">
      <style:text-properties officeooo:paragraph-rsid="000f6de6"/>
    </style:style>
    <style:style style:name="P43" style:family="paragraph" style:parent-style-name="List_20_Heading">
      <style:text-properties officeooo:paragraph-rsid="001093a5"/>
    </style:style>
    <style:style style:name="P44" style:family="paragraph" style:parent-style-name="List_20_Contents">
      <style:text-properties officeooo:paragraph-rsid="001093a5"/>
    </style:style>
    <style:style style:name="P45" style:family="paragraph" style:parent-style-name="List_20_Contents">
      <style:text-properties officeooo:rsid="000ec29b" officeooo:paragraph-rsid="001093a5"/>
    </style:style>
    <style:style style:name="P46" style:family="paragraph" style:parent-style-name="Heading_20_3">
      <style:text-properties officeooo:rsid="000f6de6" officeooo:paragraph-rsid="000f6de6"/>
    </style:style>
    <style:style style:name="P47" style:family="paragraph" style:parent-style-name="Text_20_body">
      <style:text-properties officeooo:rsid="0015c4bc" officeooo:paragraph-rsid="0015c4bc"/>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3">
      <style:text-properties officeooo:paragraph-rsid="001a6a87"/>
    </style:style>
    <style:style style:name="P51" style:family="paragraph" style:parent-style-name="Text_20_body">
      <style:text-properties officeooo:rsid="00127780" officeooo:paragraph-rsid="001a6a87"/>
    </style:style>
    <style:style style:name="P52" style:family="paragraph" style:parent-style-name="Text_20_body">
      <style:text-properties officeooo:rsid="00127780" officeooo:paragraph-rsid="00127780"/>
    </style:style>
    <style:style style:name="P53" style:family="paragraph" style:parent-style-name="Heading_20_2" style:list-style-name="">
      <style:text-properties officeooo:rsid="001b3d88" officeooo:paragraph-rsid="001b3d88"/>
    </style:style>
    <style:style style:name="P54" style:family="paragraph" style:parent-style-name="Heading_20_1">
      <style:paragraph-properties fo:break-before="page"/>
      <style:text-properties officeooo:rsid="00264a8d" officeooo:paragraph-rsid="00264a8d"/>
    </style:style>
    <style:style style:name="P55" style:family="paragraph" style:parent-style-name="Heading_20_2">
      <style:text-properties officeooo:rsid="0027cb9f" officeooo:paragraph-rsid="0027cb9f"/>
    </style:style>
    <style:style style:name="P56" style:family="paragraph" style:parent-style-name="Text_20_body">
      <style:text-properties officeooo:rsid="0027cb9f" officeooo:paragraph-rsid="0027cb9f"/>
    </style:style>
    <style:style style:name="P57" style:family="paragraph" style:parent-style-name="Heading_20_3">
      <style:text-properties officeooo:rsid="0028c8cf" officeooo:paragraph-rsid="0028c8cf"/>
    </style:style>
    <style:style style:name="P58" style:family="paragraph" style:parent-style-name="Text_20_body">
      <style:text-properties officeooo:rsid="0028c8cf" officeooo:paragraph-rsid="0028c8cf"/>
    </style:style>
    <style:style style:name="P59" style:family="paragraph" style:parent-style-name="Heading_20_3">
      <style:text-properties officeooo:rsid="002dbb72" officeooo:paragraph-rsid="002dbb72"/>
    </style:style>
    <style:style style:name="P60" style:family="paragraph" style:parent-style-name="Text_20_body">
      <style:text-properties officeooo:rsid="002e6394" officeooo:paragraph-rsid="002e6394"/>
    </style:style>
    <style:style style:name="P61" style:family="paragraph" style:parent-style-name="Heading_20_3">
      <style:text-properties officeooo:rsid="0027cb9f" officeooo:paragraph-rsid="002dbb72"/>
    </style:style>
    <style:style style:name="P62" style:family="paragraph" style:parent-style-name="Text_20_body">
      <style:text-properties style:font-name="Courier New" officeooo:rsid="002a140e" officeooo:paragraph-rsid="002a140e"/>
    </style:style>
    <style:style style:name="P63" style:family="paragraph" style:parent-style-name="Heading_20_3">
      <style:text-properties officeooo:rsid="002a140e" officeooo:paragraph-rsid="002a140e"/>
    </style:style>
    <style:style style:name="P64" style:family="paragraph" style:parent-style-name="Text_20_body">
      <style:text-properties officeooo:rsid="002ab19e" officeooo:paragraph-rsid="002ab19e"/>
    </style:style>
    <style:style style:name="P65" style:family="paragraph" style:parent-style-name="Text_20_body">
      <style:text-properties fo:font-weight="bold" officeooo:rsid="002dbb72" officeooo:paragraph-rsid="002dbb72" style:font-weight-asian="bold" style:font-weight-complex="bold"/>
    </style:style>
    <style:style style:name="P66" style:family="paragraph" style:parent-style-name="Text_20_body">
      <style:paragraph-properties fo:break-before="page"/>
      <style:text-properties fo:font-weight="bold" officeooo:rsid="002dbb72" officeooo:paragraph-rsid="002dbb72" style:font-weight-asian="bold" style:font-weight-complex="bold"/>
    </style:style>
    <style:style style:name="P67" style:family="paragraph" style:parent-style-name="Text_20_body">
      <style:text-properties style:font-name="Courier New" officeooo:paragraph-rsid="002a140e"/>
    </style:style>
    <style:style style:name="P68" style:family="paragraph" style:parent-style-name="Text_20_body">
      <style:text-properties style:font-name="Courier New" officeooo:paragraph-rsid="002dbb72"/>
    </style:style>
    <style:style style:name="P69" style:family="paragraph" style:parent-style-name="Heading_20_3">
      <style:text-properties officeooo:rsid="002ea333" officeooo:paragraph-rsid="002ea333"/>
    </style:style>
    <style:style style:name="P70" style:family="paragraph" style:parent-style-name="Text_20_body">
      <style:text-properties officeooo:rsid="002ab19e" officeooo:paragraph-rsid="002ea333"/>
    </style:style>
    <style:style style:name="P71" style:family="paragraph" style:parent-style-name="Text_20_body">
      <style:text-properties officeooo:rsid="002ee3f7" officeooo:paragraph-rsid="002ee3f7"/>
    </style:style>
    <style:style style:name="P72" style:family="paragraph" style:parent-style-name="Text_20_body">
      <style:text-properties fo:font-weight="bold" officeooo:rsid="0030deb5" officeooo:paragraph-rsid="0030deb5" style:font-weight-asian="bold" style:font-weight-complex="bold"/>
    </style:style>
    <style:style style:name="P73" style:family="paragraph" style:parent-style-name="Text_20_body">
      <style:paragraph-properties fo:break-before="page"/>
      <style:text-properties fo:font-weight="bold" officeooo:rsid="0030deb5" officeooo:paragraph-rsid="0030deb5" style:font-weight-asian="bold" style:font-weight-complex="bold"/>
    </style:style>
    <style:style style:name="P74" style:family="paragraph" style:parent-style-name="Text_20_body">
      <style:text-properties style:font-name="Courier New" fo:font-weight="normal" officeooo:rsid="002dbb72" officeooo:paragraph-rsid="002ea333" style:font-weight-asian="normal" style:font-weight-complex="normal"/>
    </style:style>
    <style:style style:name="P75" style:family="paragraph" style:parent-style-name="Heading_20_3">
      <style:text-properties officeooo:rsid="002ea333" officeooo:paragraph-rsid="0030deb5"/>
    </style:style>
    <style:style style:name="P76" style:family="paragraph" style:parent-style-name="Text_20_body">
      <style:text-properties officeooo:rsid="002ab19e" officeooo:paragraph-rsid="0030deb5"/>
    </style:style>
    <style:style style:name="P77" style:family="paragraph" style:parent-style-name="Text_20_body">
      <style:text-properties officeooo:rsid="002ee3f7" officeooo:paragraph-rsid="0030deb5"/>
    </style:style>
    <style:style style:name="P78" style:family="paragraph" style:parent-style-name="Text_20_body">
      <style:text-properties style:font-name="Courier New" officeooo:rsid="0030deb5" officeooo:paragraph-rsid="0030deb5"/>
    </style:style>
    <style:style style:name="P79" style:family="paragraph" style:parent-style-name="Text_20_body">
      <style:text-properties style:font-name="Courier New" officeooo:rsid="002ee3f7" officeooo:paragraph-rsid="0030deb5"/>
    </style:style>
    <style:style style:name="P80" style:family="paragraph" style:parent-style-name="Heading_20_1">
      <style:paragraph-properties fo:break-before="page"/>
      <style:text-properties officeooo:paragraph-rsid="00264a8d"/>
    </style:style>
    <style:style style:name="P81" style:family="paragraph" style:parent-style-name="Heading_20_2" style:list-style-name="">
      <style:text-properties officeooo:rsid="0032fbeb" officeooo:paragraph-rsid="0032fbeb"/>
    </style:style>
    <style:style style:name="P82" style:family="paragraph" style:parent-style-name="Text_20_body">
      <style:text-properties officeooo:rsid="0032fbeb" officeooo:paragraph-rsid="0032fbeb"/>
    </style:style>
    <style:style style:name="P83" style:family="paragraph" style:parent-style-name="Text_20_body">
      <style:text-properties officeooo:rsid="0034ee1d" officeooo:paragraph-rsid="0034ee1d"/>
    </style:style>
    <style:style style:name="P84" style:family="paragraph" style:parent-style-name="Text_20_body">
      <style:paragraph-properties fo:break-before="page"/>
      <style:text-properties officeooo:rsid="0034ee1d" officeooo:paragraph-rsid="0034ee1d"/>
    </style:style>
    <style:style style:name="P85" style:family="paragraph" style:parent-style-name="Text_20_body">
      <style:text-properties officeooo:rsid="0037a629" officeooo:paragraph-rsid="0037a629"/>
    </style:style>
    <style:style style:name="P86" style:family="paragraph" style:parent-style-name="Text_20_body">
      <style:text-properties officeooo:rsid="0039476d" officeooo:paragraph-rsid="0039476d"/>
    </style:style>
    <style:style style:name="P87" style:family="paragraph" style:parent-style-name="Text_20_body">
      <style:text-properties officeooo:rsid="003aecdf" officeooo:paragraph-rsid="003aecdf"/>
    </style:style>
    <style:style style:name="P88" style:family="paragraph" style:parent-style-name="Text_20_body">
      <style:text-properties officeooo:rsid="003eda10" officeooo:paragraph-rsid="003eda10"/>
    </style:style>
    <style:style style:name="P89" style:family="paragraph" style:parent-style-name="Text_20_body">
      <style:text-properties officeooo:rsid="00411ff1" officeooo:paragraph-rsid="00411ff1"/>
    </style:style>
    <style:style style:name="P90" style:family="paragraph" style:parent-style-name="Text_20_body">
      <style:text-properties officeooo:rsid="0041d1fb" officeooo:paragraph-rsid="0041d1fb"/>
    </style:style>
    <style:style style:name="P91" style:family="paragraph" style:parent-style-name="Heading_20_2" style:list-style-name="">
      <style:paragraph-properties fo:break-before="page"/>
      <style:text-properties officeooo:rsid="004297e5" officeooo:paragraph-rsid="004297e5"/>
    </style:style>
    <style:style style:name="P92" style:family="paragraph" style:parent-style-name="Text_20_body">
      <style:text-properties officeooo:rsid="004297e5" officeooo:paragraph-rsid="004297e5"/>
    </style:style>
    <style:style style:name="P93" style:family="paragraph" style:parent-style-name="Text_20_body">
      <style:text-properties officeooo:rsid="00436c71" officeooo:paragraph-rsid="00436c71"/>
    </style:style>
    <style:style style:name="P94" style:family="paragraph" style:parent-style-name="Heading_20_2" style:list-style-name="">
      <style:paragraph-properties fo:break-before="page"/>
      <style:text-properties officeooo:rsid="00463ebe" officeooo:paragraph-rsid="00463ebe"/>
    </style:style>
    <style:style style:name="P95" style:family="paragraph" style:parent-style-name="Text_20_body">
      <style:text-properties officeooo:rsid="00463ebe" officeooo:paragraph-rsid="00463ebe"/>
    </style:style>
    <style:style style:name="P96" style:family="paragraph" style:parent-style-name="Text_20_body">
      <style:text-properties officeooo:rsid="00467f17" officeooo:paragraph-rsid="00467f17"/>
    </style:style>
    <style:style style:name="P97" style:family="paragraph" style:parent-style-name="Heading_20_3">
      <style:text-properties officeooo:rsid="00463ebe" officeooo:paragraph-rsid="00463ebe"/>
    </style:style>
    <style:style style:name="P98" style:family="paragraph" style:parent-style-name="Heading_20_4">
      <style:text-properties officeooo:paragraph-rsid="004a1dea"/>
    </style:style>
    <style:style style:name="P99" style:family="paragraph" style:parent-style-name="Text_20_body">
      <style:text-properties officeooo:rsid="004a1dea" officeooo:paragraph-rsid="004a1dea"/>
    </style:style>
    <style:style style:name="P100" style:family="paragraph" style:parent-style-name="Text_20_body">
      <style:text-properties officeooo:rsid="0037a629" officeooo:paragraph-rsid="004a1dea"/>
    </style:style>
    <style:style style:name="P101" style:family="paragraph" style:parent-style-name="Text_20_body">
      <style:text-properties officeooo:rsid="0039476d" officeooo:paragraph-rsid="004a7eff"/>
    </style:style>
    <style:style style:name="P102" style:family="paragraph" style:parent-style-name="Text_20_body">
      <style:text-properties officeooo:rsid="003aecdf" officeooo:paragraph-rsid="004a1dea"/>
    </style:style>
    <style:style style:name="P103" style:family="paragraph" style:parent-style-name="Text_20_body">
      <style:text-properties officeooo:rsid="004871e4" officeooo:paragraph-rsid="004871e4"/>
    </style:style>
    <style:style style:name="P104" style:family="paragraph" style:parent-style-name="Heading_20_3">
      <style:text-properties officeooo:paragraph-rsid="00463ebe"/>
    </style:style>
    <style:style style:name="P105" style:family="paragraph" style:parent-style-name="Text_20_body">
      <style:text-properties officeooo:rsid="004bfe85" officeooo:paragraph-rsid="004bfe85"/>
    </style:style>
    <style:style style:name="P106" style:family="paragraph" style:parent-style-name="Text_20_body">
      <style:text-properties officeooo:rsid="004cfca8" officeooo:paragraph-rsid="004cfca8"/>
    </style:style>
    <style:style style:name="P107" style:family="paragraph" style:parent-style-name="Heading_20_3">
      <style:text-properties officeooo:paragraph-rsid="004a7eff"/>
    </style:style>
    <style:style style:name="P108" style:family="paragraph" style:parent-style-name="Text_20_body">
      <style:text-properties officeooo:rsid="004a7eff" officeooo:paragraph-rsid="004a7eff"/>
    </style:style>
    <style:style style:name="P109" style:family="paragraph" style:parent-style-name="Heading_20_3" style:list-style-name="">
      <style:text-properties officeooo:paragraph-rsid="004a7eff"/>
    </style:style>
    <style:style style:name="P110" style:family="paragraph" style:parent-style-name="Heading_20_3">
      <style:paragraph-properties fo:break-before="page"/>
      <style:text-properties officeooo:paragraph-rsid="004a7eff"/>
    </style:style>
    <style:style style:name="P111" style:family="paragraph" style:parent-style-name="Text_20_body">
      <style:text-properties officeooo:rsid="004b0382" officeooo:paragraph-rsid="004b0382"/>
    </style:style>
    <style:style style:name="P112" style:family="paragraph" style:parent-style-name="Heading_20_2" style:list-style-name="">
      <style:text-properties officeooo:rsid="00436e57" officeooo:paragraph-rsid="00463ebe"/>
    </style:style>
    <style:style style:name="P113" style:family="paragraph" style:parent-style-name="Heading_20_2" style:list-style-name="">
      <style:paragraph-properties fo:break-before="page"/>
      <style:text-properties officeooo:rsid="00436e57" officeooo:paragraph-rsid="00463ebe"/>
    </style:style>
    <style:style style:name="P114" style:family="paragraph" style:parent-style-name="Text_20_body">
      <style:text-properties officeooo:rsid="00436e57" officeooo:paragraph-rsid="00436e57"/>
    </style:style>
    <style:style style:name="P115" style:family="paragraph" style:parent-style-name="Heading_20_1">
      <style:paragraph-properties fo:break-before="page"/>
    </style:style>
    <style:style style:name="P116" style:family="paragraph" style:parent-style-name="Text_20_body">
      <style:text-properties officeooo:rsid="001eceac" officeooo:paragraph-rsid="001eceac"/>
    </style:style>
    <style:style style:name="P117" style:family="paragraph" style:parent-style-name="Text_20_body">
      <style:text-properties officeooo:rsid="001eceac" officeooo:paragraph-rsid="001fc49e"/>
    </style:style>
    <style:style style:name="P118" style:family="paragraph" style:parent-style-name="Text_20_body">
      <style:text-properties style:font-name="Liberation Serif" officeooo:rsid="001f3226" officeooo:paragraph-rsid="001fc49e"/>
    </style:style>
    <style:style style:name="P119" style:family="paragraph" style:parent-style-name="Text_20_body">
      <style:text-properties officeooo:rsid="001f3226" officeooo:paragraph-rsid="001f3226"/>
    </style:style>
    <style:style style:name="P120" style:family="paragraph" style:parent-style-name="Heading_20_3">
      <style:text-properties officeooo:rsid="001f5f1a" officeooo:paragraph-rsid="001f5f1a"/>
    </style:style>
    <style:style style:name="P121" style:family="paragraph" style:parent-style-name="Text_20_body">
      <style:text-properties officeooo:rsid="001eceac" officeooo:paragraph-rsid="001f5f1a"/>
    </style:style>
    <style:style style:name="P122" style:family="paragraph" style:parent-style-name="Text_20_body">
      <style:text-properties officeooo:rsid="001fc49e" officeooo:paragraph-rsid="001fc49e"/>
    </style:style>
    <style:style style:name="P123" style:family="paragraph" style:parent-style-name="Text_20_body">
      <style:text-properties style:font-name="Courier New" officeooo:rsid="001fc49e" officeooo:paragraph-rsid="001fc49e"/>
    </style:style>
    <style:style style:name="P124" style:family="paragraph" style:parent-style-name="Text_20_body">
      <style:text-properties officeooo:rsid="001f3226" officeooo:paragraph-rsid="00216262"/>
    </style:style>
    <style:style style:name="P125" style:family="paragraph" style:parent-style-name="Heading_20_3" style:list-style-name="" style:master-page-name="">
      <style:paragraph-properties style:page-number="auto" fo:keep-with-next="always"/>
      <style:text-properties style:font-name="Liberation Sans" officeooo:rsid="00216262"/>
    </style:style>
    <style:style style:name="P126" style:family="paragraph" style:parent-style-name="Heading_20_3">
      <style:paragraph-properties fo:break-before="page"/>
      <style:text-properties style:font-name="Liberation Sans" officeooo:rsid="00216262"/>
    </style:style>
    <style:style style:name="P127" style:family="paragraph" style:parent-style-name="Text_20_body">
      <style:paragraph-properties fo:keep-with-next="always"/>
      <style:text-properties officeooo:rsid="001eceac" officeooo:paragraph-rsid="00216262"/>
    </style:style>
    <style:style style:name="P128" style:family="paragraph" style:parent-style-name="Text_20_body">
      <style:paragraph-properties fo:keep-with-next="always"/>
      <style:text-properties officeooo:rsid="001fc49e" officeooo:paragraph-rsid="00216262"/>
    </style:style>
    <style:style style:name="P129" style:family="paragraph" style:parent-style-name="Heading_20_3">
      <style:text-properties style:font-name="Liberation Sans"/>
    </style:style>
    <style:style style:name="P130" style:family="paragraph" style:parent-style-name="Text_20_body">
      <style:paragraph-properties fo:keep-with-next="always"/>
      <style:text-properties officeooo:rsid="001eceac" officeooo:paragraph-rsid="0022aaad"/>
    </style:style>
    <style:style style:name="P131" style:family="paragraph" style:parent-style-name="Text_20_body">
      <style:paragraph-properties fo:keep-with-next="always"/>
      <style:text-properties officeooo:rsid="001fc49e" officeooo:paragraph-rsid="0022aaad"/>
    </style:style>
    <style:style style:name="P132" style:family="paragraph" style:parent-style-name="Text_20_body">
      <style:paragraph-properties fo:keep-with-next="always"/>
      <style:text-properties officeooo:paragraph-rsid="0023a97b"/>
    </style:style>
    <style:style style:name="P133" style:family="paragraph" style:parent-style-name="Heading_20_3">
      <style:text-properties officeooo:rsid="0023a97b" officeooo:paragraph-rsid="0023a97b"/>
    </style:style>
    <style:style style:name="P134" style:family="paragraph" style:parent-style-name="Text_20_body">
      <style:paragraph-properties fo:keep-with-next="always"/>
      <style:text-properties officeooo:rsid="001eceac" officeooo:paragraph-rsid="0023a97b"/>
    </style:style>
    <style:style style:name="P135" style:family="paragraph" style:parent-style-name="Text_20_body">
      <style:paragraph-properties fo:keep-with-next="always"/>
      <style:text-properties officeooo:rsid="001fc49e" officeooo:paragraph-rsid="0023a97b"/>
    </style:style>
    <style:style style:name="P136" style:family="paragraph" style:parent-style-name="Heading_20_3">
      <style:text-properties officeooo:rsid="00247c46" officeooo:paragraph-rsid="00247c46"/>
    </style:style>
    <style:style style:name="P137" style:family="paragraph" style:parent-style-name="Text_20_body">
      <style:paragraph-properties fo:keep-with-next="always"/>
      <style:text-properties officeooo:rsid="001eceac" officeooo:paragraph-rsid="00247c46"/>
    </style:style>
    <style:style style:name="P138" style:family="paragraph" style:parent-style-name="Text_20_body">
      <style:paragraph-properties fo:keep-with-next="always"/>
      <style:text-properties officeooo:rsid="001fc49e" officeooo:paragraph-rsid="00247c46"/>
    </style:style>
    <style:style style:name="P139" style:family="paragraph" style:parent-style-name="Text_20_body">
      <style:paragraph-properties fo:keep-with-next="always"/>
      <style:text-properties officeooo:paragraph-rsid="00247c46"/>
    </style:style>
    <style:style style:name="P140" style:family="paragraph" style:parent-style-name="Heading_20_3" style:list-style-name="">
      <style:text-properties officeooo:rsid="0023a97b" officeooo:paragraph-rsid="0024eca6"/>
    </style:style>
    <style:style style:name="P141" style:family="paragraph" style:parent-style-name="Heading_20_3">
      <style:paragraph-properties fo:break-before="page"/>
      <style:text-properties officeooo:rsid="0023a97b" officeooo:paragraph-rsid="0024eca6"/>
    </style:style>
    <style:style style:name="P142" style:family="paragraph" style:parent-style-name="Text_20_body">
      <style:paragraph-properties fo:keep-with-next="always"/>
      <style:text-properties officeooo:rsid="001eceac" officeooo:paragraph-rsid="0024eca6"/>
    </style:style>
    <style:style style:name="P143" style:family="paragraph" style:parent-style-name="Text_20_body">
      <style:paragraph-properties fo:keep-with-next="always"/>
      <style:text-properties officeooo:rsid="001fc49e" officeooo:paragraph-rsid="0024eca6"/>
    </style:style>
    <style:style style:name="P144" style:family="paragraph" style:parent-style-name="Text_20_body">
      <style:paragraph-properties fo:keep-with-next="always"/>
      <style:text-properties officeooo:paragraph-rsid="0024eca6"/>
    </style:style>
    <style:style style:name="P145" style:family="paragraph" style:parent-style-name="Heading_20_3">
      <style:text-properties officeooo:rsid="00247c46" officeooo:paragraph-rsid="0024eca6"/>
    </style:style>
    <style:style style:name="T1" style:family="text">
      <style:text-properties officeooo:rsid="0005efd5"/>
    </style:style>
    <style:style style:name="T2" style:family="text">
      <style:text-properties officeooo:rsid="001cfea0"/>
    </style:style>
    <style:style style:name="T3" style:family="text">
      <style:text-properties officeooo:rsid="000ec29b"/>
    </style:style>
    <style:style style:name="T4" style:family="text">
      <style:text-properties officeooo:rsid="000b39a4"/>
    </style:style>
    <style:style style:name="T5" style:family="text">
      <style:text-properties officeooo:rsid="000c6b0b"/>
    </style:style>
    <style:style style:name="T6" style:family="text">
      <style:text-properties officeooo:rsid="001a6a87"/>
    </style:style>
    <style:style style:name="T7" style:family="text">
      <style:text-properties style:font-name="Courier New"/>
    </style:style>
    <style:style style:name="T8" style:family="text">
      <style:text-properties officeooo:rsid="000acfe1"/>
    </style:style>
    <style:style style:name="T9" style:family="text">
      <style:text-properties style:font-name="Courier New" officeooo:rsid="000b39a4"/>
    </style:style>
    <style:style style:name="T10" style:family="text">
      <style:text-properties style:font-name="Courier New" officeooo:rsid="000acfe1"/>
    </style:style>
    <style:style style:name="T11" style:family="text">
      <style:text-properties style:font-name="Courier New" officeooo:rsid="000cdca7"/>
    </style:style>
    <style:style style:name="T12" style:family="text">
      <style:text-properties officeooo:rsid="000cdca7"/>
    </style:style>
    <style:style style:name="T13" style:family="text">
      <style:text-properties officeooo:rsid="000f6de6"/>
    </style:style>
    <style:style style:name="T14" style:family="text">
      <style:text-properties style:font-name="Courier New" officeooo:rsid="000ec29b"/>
    </style:style>
    <style:style style:name="T15" style:family="text">
      <style:text-properties style:font-name="Courier New" officeooo:rsid="000f6de6"/>
    </style:style>
    <style:style style:name="T16" style:family="text">
      <style:text-properties officeooo:rsid="001093a5"/>
    </style:style>
    <style:style style:name="T17" style:family="text">
      <style:text-properties style:font-name="Courier New" officeooo:rsid="001093a5"/>
    </style:style>
    <style:style style:name="T18" style:family="text">
      <style:text-properties style:font-name="Courier New" fo:font-weight="bold" style:font-weight-asian="bold" style:font-weight-complex="bold"/>
    </style:style>
    <style:style style:name="T19" style:family="text">
      <style:text-properties officeooo:rsid="002e6394"/>
    </style:style>
    <style:style style:name="T20" style:family="text">
      <style:text-properties officeooo:rsid="002a140e"/>
    </style:style>
    <style:style style:name="T21" style:family="text">
      <style:text-properties style:font-name="Courier New" fo:font-weight="bold" officeooo:rsid="002a140e" style:font-weight-asian="bold" style:font-weight-complex="bold"/>
    </style:style>
    <style:style style:name="T22" style:family="text">
      <style:text-properties officeooo:rsid="002dbb72"/>
    </style:style>
    <style:style style:name="T23" style:family="text">
      <style:text-properties style:font-name="Courier New" fo:font-weight="bold" officeooo:rsid="002dbb72" style:font-weight-asian="bold" style:font-weight-complex="bold"/>
    </style:style>
    <style:style style:name="T24" style:family="text">
      <style:text-properties officeooo:rsid="002c3e17"/>
    </style:style>
    <style:style style:name="T25" style:family="text">
      <style:text-properties officeooo:rsid="002ee3f7"/>
    </style:style>
    <style:style style:name="T26" style:family="text">
      <style:text-properties style:font-name="Courier New" fo:font-weight="bold" officeooo:rsid="002ee3f7" style:font-weight-asian="bold" style:font-weight-complex="bold"/>
    </style:style>
    <style:style style:name="T27" style:family="text">
      <style:text-properties officeooo:rsid="0030deb5"/>
    </style:style>
    <style:style style:name="T28" style:family="text">
      <style:text-properties style:font-name="Courier New" fo:font-weight="bold" officeooo:rsid="0030deb5" style:font-weight-asian="bold" style:font-weight-complex="bold"/>
    </style:style>
    <style:style style:name="T29" style:family="text">
      <style:text-properties officeooo:rsid="00328150"/>
    </style:style>
    <style:style style:name="T30" style:family="text">
      <style:text-properties fo:font-weight="bold" style:font-weight-asian="bold" style:font-weight-complex="bold"/>
    </style:style>
    <style:style style:name="T31" style:family="text">
      <style:text-properties officeooo:rsid="00367c96"/>
    </style:style>
    <style:style style:name="T32" style:family="text">
      <style:text-properties fo:font-weight="bold" officeooo:rsid="00367c96" style:font-weight-asian="bold" style:font-weight-complex="bold"/>
    </style:style>
    <style:style style:name="T33" style:family="text">
      <style:text-properties officeooo:rsid="0036bfa9"/>
    </style:style>
    <style:style style:name="T34" style:family="text">
      <style:text-properties fo:font-weight="bold" officeooo:rsid="0036bfa9" style:font-weight-asian="bold" style:font-weight-complex="bold"/>
    </style:style>
    <style:style style:name="T35" style:family="text">
      <style:text-properties officeooo:rsid="003ca3e5"/>
    </style:style>
    <style:style style:name="T36" style:family="text">
      <style:text-properties style:font-name="Courier New" officeooo:rsid="003ca3e5"/>
    </style:style>
    <style:style style:name="T37" style:family="text">
      <style:text-properties officeooo:rsid="003f9270"/>
    </style:style>
    <style:style style:name="T38" style:family="text">
      <style:text-properties officeooo:rsid="0041d1fb"/>
    </style:style>
    <style:style style:name="T39" style:family="text">
      <style:text-properties officeooo:rsid="00436c71"/>
    </style:style>
    <style:style style:name="T40" style:family="text">
      <style:text-properties officeooo:rsid="00467f17"/>
    </style:style>
    <style:style style:name="T41" style:family="text">
      <style:text-properties officeooo:rsid="004a1dea"/>
    </style:style>
    <style:style style:name="T42" style:family="text">
      <style:text-properties officeooo:rsid="004a7eff"/>
    </style:style>
    <style:style style:name="T43" style:family="text">
      <style:text-properties officeooo:rsid="004871e4"/>
    </style:style>
    <style:style style:name="T44" style:family="text">
      <style:text-properties fo:font-weight="bold" officeooo:rsid="004a1dea" style:font-weight-asian="bold" style:font-weight-complex="bold"/>
    </style:style>
    <style:style style:name="T45" style:family="text">
      <style:text-properties officeooo:rsid="00463ebe"/>
    </style:style>
    <style:style style:name="T46" style:family="text">
      <style:text-properties officeooo:rsid="004cfca8"/>
    </style:style>
    <style:style style:name="T47" style:family="text">
      <style:text-properties style:font-name="Courier New" fo:font-weight="bold" officeooo:rsid="001f3226" style:font-weight-asian="bold" style:font-weight-complex="bold"/>
    </style:style>
    <style:style style:name="T48" style:family="text">
      <style:text-properties style:font-name="Liberation Sans"/>
    </style:style>
    <style:style style:name="T49" style:family="text">
      <style:text-properties style:font-name="Liberation Serif"/>
    </style:style>
    <style:style style:name="T50" style:family="text">
      <style:text-properties style:font-name="Liberation Serif" officeooo:rsid="001f5f1a"/>
    </style:style>
    <style:style style:name="T51" style:family="text">
      <style:text-properties style:font-name="Liberation Serif" officeooo:rsid="001f3226"/>
    </style:style>
    <style:style style:name="T52" style:family="text">
      <style:text-properties style:font-name="Courier New" officeooo:rsid="001fc49e"/>
    </style:style>
    <style:style style:name="T53" style:family="text">
      <style:text-properties style:font-name="Courier New" fo:font-weight="bold" officeooo:rsid="001f5f1a" style:font-weight-asian="bold" style:font-weight-complex="bold"/>
    </style:style>
    <style:style style:name="T54" style:family="text">
      <style:text-properties style:font-name="Courier New" fo:font-style="italic" fo:font-weight="bold" officeooo:rsid="001f5f1a" style:font-style-asian="italic" style:font-weight-asian="bold" style:font-style-complex="italic" style:font-weight-complex="bold"/>
    </style:style>
    <style:style style:name="T55" style:family="text">
      <style:text-properties style:font-name="Courier New" fo:font-weight="bold" officeooo:rsid="0022aaad" style:font-weight-asian="bold" style:font-weight-complex="bold"/>
    </style:style>
    <style:style style:name="T56" style:family="text">
      <style:text-properties style:font-name="Liberation Serif" fo:font-style="italic" fo:font-weight="bold" style:font-style-asian="italic" style:font-weight-asian="bold" style:font-style-complex="italic" style:font-weight-complex="bold"/>
    </style:style>
    <style:style style:name="T57" style:family="text">
      <style:text-properties style:font-name="Liberation Serif" officeooo:rsid="00216262"/>
    </style:style>
    <style:style style:name="T58" style:family="text">
      <style:text-properties style:font-name="Liberation Serif" fo:font-style="italic" fo:font-weight="bold" officeooo:rsid="00216262" style:font-style-asian="italic" style:font-weight-asian="bold" style:font-style-complex="italic" style:font-weight-complex="bold"/>
    </style:style>
    <style:style style:name="T59" style:family="text">
      <style:text-properties style:font-name="Courier New" fo:font-style="italic" fo:font-weight="bold" officeooo:rsid="00216262" style:font-style-asian="italic" style:font-weight-asian="bold" style:font-style-complex="italic" style:font-weight-complex="bold"/>
    </style:style>
    <style:style style:name="T60" style:family="text">
      <style:text-properties style:font-name="Liberation Serif" officeooo:rsid="001fc49e"/>
    </style:style>
    <style:style style:name="T61" style:family="text">
      <style:text-properties style:font-name="Courier New" officeooo:rsid="00205177"/>
    </style:style>
    <style:style style:name="T62" style:family="text">
      <style:text-properties style:font-name="Courier New" fo:font-weight="bold" officeooo:rsid="00216262" style:font-weight-asian="bold" style:font-weight-complex="bold"/>
    </style:style>
    <style:style style:name="T63" style:family="text">
      <style:text-properties style:font-name="Liberation Serif" officeooo:rsid="00226eaa"/>
    </style:style>
    <style:style style:name="T64" style:family="text">
      <style:text-properties officeooo:rsid="001fc49e"/>
    </style:style>
    <style:style style:name="T65" style:family="text">
      <style:text-properties style:font-name="Liberation Serif" officeooo:rsid="0022aaad"/>
    </style:style>
    <style:style style:name="T66" style:family="text">
      <style:text-properties style:font-name="Courier New" fo:font-style="italic" fo:font-weight="bold" officeooo:rsid="0022aaad" style:font-style-asian="italic" style:font-weight-asian="bold" style:font-style-complex="italic" style:font-weight-complex="bold"/>
    </style:style>
    <style:style style:name="T67" style:family="text">
      <style:text-properties style:font-name="Liberation Serif" officeooo:rsid="0022d878"/>
    </style:style>
    <style:style style:name="T68" style:family="text">
      <style:text-properties style:font-name="Courier New" fo:font-weight="bold" officeooo:rsid="0023a97b" style:font-weight-asian="bold" style:font-weight-complex="bold"/>
    </style:style>
    <style:style style:name="T69" style:family="text">
      <style:text-properties style:font-name="Liberation Serif" officeooo:rsid="0023a97b"/>
    </style:style>
    <style:style style:name="T70" style:family="text">
      <style:text-properties style:font-name="Liberation Serif" officeooo:rsid="0023c054"/>
    </style:style>
    <style:style style:name="T71" style:family="text">
      <style:text-properties style:font-name="Courier New" fo:font-weight="bold" officeooo:rsid="00247c46" style:font-weight-asian="bold" style:font-weight-complex="bold"/>
    </style:style>
    <style:style style:name="T72" style:family="text">
      <style:text-properties style:font-name="Liberation Serif" officeooo:rsid="00247c46"/>
    </style:style>
    <style:style style:name="T73" style:family="text">
      <style:text-properties officeooo:rsid="00264a8d"/>
    </style:style>
    <style:style style:name="T74" style:family="text">
      <style:text-properties officeooo:rsid="0024eca6"/>
    </style:style>
    <style:style style:name="T75" style:family="text">
      <style:text-properties style:font-name="Courier New" fo:font-weight="bold" officeooo:rsid="0024eca6" style:font-weight-asian="bold" style:font-weight-complex="bold"/>
    </style:style>
    <style:style style:name="T76" style:family="text">
      <style:text-properties style:font-name="Liberation Serif" officeooo:rsid="0024eca6"/>
    </style:style>
    <style:style style:name="T77" style:family="text">
      <style:text-properties style:font-name="Liberation Serif" officeooo:rsid="00264a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IX</text:p>
      <text:p text:style-name="P2"><draw:frame draw:style-name="fr1" draw:name="Bild1" text:anchor-type="char" svg:x="0.584cm" svg:y="0.238cm" svg:width="16.256cm" svg:height="11.151cm" draw:z-index="0"><draw:image xlink:href="Pictures/10000000000007D0000005DC164307E7.jpg" xlink:type="simple" xlink:show="embed" xlink:actuate="onLoad" draw:mime-type="image/jpeg"/></draw:frame></text:p>
      <text:p text:style-name="P3">Benutzerhandbuch</text:p>
      <text:p text:style-name="Text"><text:line-break/></text:p>
      <text:p text:style-name="P4">Version: <text:user-defined style:data-style-name="N0" text:name="Version">0.9.5</text:user-defined></text:p>
      <text:p text:style-name="P5">Copyright © 202<text:span text:style-name="T1">5</text:span> Frank Sommer, <text:span text:style-name="T1">Irene Schmidt</text:span></text:p>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7"><text:a xlink:type="simple" xlink:href="#__RefHeading___Toc1012_1557359852" text:style-name="Index_20_Link" text:visited-style-name="Index_20_Link">Einführung<text:tab/>5</text:a></text:p>
          <text:p text:style-name="P7"><text:a xlink:type="simple" xlink:href="#__RefHeading___Toc1304_412447249" text:style-name="Index_20_Link" text:visited-style-name="Index_20_Link">Installation<text:tab/>6</text:a></text:p>
          <text:p text:style-name="P8"><text:a xlink:type="simple" xlink:href="#__RefHeading___Toc1014_1557359852" text:style-name="Index_20_Link" text:visited-style-name="Index_20_Link">Systemvoraussetzungen<text:tab/>6</text:a></text:p>
          <text:p text:style-name="P8"><text:a xlink:type="simple" xlink:href="#__RefHeading___Toc1016_1557359852" text:style-name="Index_20_Link" text:visited-style-name="Index_20_Link">Debian-basiertes Linux (z.B. Ubuntu, Linux Mint, Debian)<text:tab/>6</text:a></text:p>
          <text:p text:style-name="P9"><text:a xlink:type="simple" xlink:href="#__RefHeading___Toc1018_1557359852" text:style-name="Index_20_Link" text:visited-style-name="Index_20_Link">Vollständiges Paket installieren<text:tab/>6</text:a></text:p>
          <text:p text:style-name="P9"><text:a xlink:type="simple" xlink:href="#__RefHeading___Toc1020_1557359852" text:style-name="Index_20_Link" text:visited-style-name="Index_20_Link">Minimales Paket installieren<text:tab/>6</text:a></text:p>
          <text:p text:style-name="P8"><text:a xlink:type="simple" xlink:href="#__RefHeading___Toc1022_1557359852" text:style-name="Index_20_Link" text:visited-style-name="Index_20_Link">Red-Hat-basiertes Linux (z.B. Fedora)<text:tab/>6</text:a></text:p>
          <text:p text:style-name="P9"><text:a xlink:type="simple" xlink:href="#__RefHeading___Toc1024_1557359852" text:style-name="Index_20_Link" text:visited-style-name="Index_20_Link">Vollständiges Paket installieren<text:tab/>7</text:a></text:p>
          <text:p text:style-name="P9"><text:a xlink:type="simple" xlink:href="#__RefHeading___Toc1026_1557359852" text:style-name="Index_20_Link" text:visited-style-name="Index_20_Link">Minimales Paket installieren<text:tab/>7</text:a></text:p>
          <text:p text:style-name="P8"><text:a xlink:type="simple" xlink:href="#__RefHeading___Toc1028_1557359852" text:style-name="Index_20_Link" text:visited-style-name="Index_20_Link">Andere Linux-Derivate (z.B. Arch, Manjaro)<text:tab/>7</text:a></text:p>
          <text:p text:style-name="P9"><text:a xlink:type="simple" xlink:href="#__RefHeading___Toc1030_1557359852" text:style-name="Index_20_Link" text:visited-style-name="Index_20_Link">Vollständiges Paket installieren<text:tab/>7</text:a></text:p>
          <text:p text:style-name="P9"><text:a xlink:type="simple" xlink:href="#__RefHeading___Toc1032_1557359852" text:style-name="Index_20_Link" text:visited-style-name="Index_20_Link">Minimales Paket installieren<text:tab/>8</text:a></text:p>
          <text:p text:style-name="P9"><text:a xlink:type="simple" xlink:href="#__RefHeading___Toc1034_1557359852" text:style-name="Index_20_Link" text:visited-style-name="Index_20_Link">Installations-Skript anpassen<text:tab/>8</text:a></text:p>
          <text:p text:style-name="P8"><text:a xlink:type="simple" xlink:href="#__RefHeading___Toc1036_1557359852" text:style-name="Index_20_Link" text:visited-style-name="Index_20_Link">Windows<text:tab/>9</text:a></text:p>
          <text:p text:style-name="P9"><text:a xlink:type="simple" xlink:href="#__RefHeading___Toc1024_1557359852%20Kopie%201" text:style-name="Index_20_Link" text:visited-style-name="Index_20_Link">Vollständiges Paket installieren<text:tab/>9</text:a></text:p>
          <text:p text:style-name="P9"><text:a xlink:type="simple" xlink:href="#__RefHeading___Toc1024_1557359852%20Kopie%202" text:style-name="Index_20_Link" text:visited-style-name="Index_20_Link">Minimales Paket installieren<text:tab/>9</text:a></text:p>
          <text:p text:style-name="P7"><text:a xlink:type="simple" xlink:href="#__RefHeading___Toc1036_1557359852%20Kopie%201%20Kopie%202" text:style-name="Index_20_Link" text:visited-style-name="Index_20_Link">Konfiguration<text:tab/>10</text:a></text:p>
          <text:p text:style-name="P8"><text:a xlink:type="simple" xlink:href="#__RefHeading___Toc3240_969345616" text:style-name="Index_20_Link" text:visited-style-name="Index_20_Link">Konfigurationsverzeichnis<text:tab/>10</text:a></text:p>
          <text:p text:style-name="P8"><text:a xlink:type="simple" xlink:href="#__RefHeading___Toc3242_969345616" text:style-name="Index_20_Link" text:visited-style-name="Index_20_Link">Konfigurationsdatei<text:tab/>10</text:a></text:p>
          <text:p text:style-name="P9"><text:a xlink:type="simple" xlink:href="#__RefHeading___Toc3244_969345616" text:style-name="Index_20_Link" text:visited-style-name="Index_20_Link">Variablen<text:tab/>10</text:a></text:p>
          <text:p text:style-name="P9"><text:a xlink:type="simple" xlink:href="#__RefHeading___Toc3246_969345616" text:style-name="Index_20_Link" text:visited-style-name="Index_20_Link">Verweise auf andere Dateien<text:tab/>10</text:a></text:p>
          <text:p text:style-name="P9"><text:a xlink:type="simple" xlink:href="#__RefHeading___Toc3248_969345616" text:style-name="Index_20_Link" text:visited-style-name="Index_20_Link">Pfad zum restic-Programm<text:tab/>10</text:a></text:p>
          <text:p text:style-name="P9"><text:a xlink:type="simple" xlink:href="#__RefHeading___Toc3250_969345616" text:style-name="Index_20_Link" text:visited-style-name="Index_20_Link">Zugangsdaten<text:tab/>10</text:a></text:p>
          <text:p text:style-name="P9"><text:a xlink:type="simple" xlink:href="#__RefHeading___Toc3250_969345616%20Kopie%201" text:style-name="Index_20_Link" text:visited-style-name="Index_20_Link">Sicherungsumfänge<text:tab/>11</text:a></text:p>
          <text:p text:style-name="P9"><text:a xlink:type="simple" xlink:href="#__RefHeading___Toc3250_969345616%20Kopie%201%20Kopie%201" text:style-name="Index_20_Link" text:visited-style-name="Index_20_Link">Sicherungsziele<text:tab/>12</text:a></text:p>
          <text:p text:style-name="P7"><text:a xlink:type="simple" xlink:href="#__RefHeading___Toc1036_1557359852%20Kopie%201" text:style-name="Index_20_Link" text:visited-style-name="Index_20_Link">Grafische Oberfläche<text:tab/>13</text:a></text:p>
          <text:p text:style-name="P8"><text:a xlink:type="simple" xlink:href="#__RefHeading___Toc2346_4158289164" text:style-name="Index_20_Link" text:visited-style-name="Index_20_Link">Assistent zur ersten Konfiguration<text:tab/>13</text:a></text:p>
          <text:p text:style-name="P8"><text:a xlink:type="simple" xlink:href="#__RefHeading___Toc2346_4158289164%20Kopie%201" text:style-name="Index_20_Link" text:visited-style-name="Index_20_Link">Startbildschirm<text:tab/>18</text:a></text:p>
          <text:p text:style-name="P8"><text:a xlink:type="simple" xlink:href="#__RefHeading___Toc2346_4158289164%20Kopie%201%20Kopie%201" text:style-name="Index_20_Link" text:visited-style-name="Index_20_Link">Konfiguration<text:tab/>19</text:a></text:p>
          <text:p text:style-name="P9"><text:a xlink:type="simple" xlink:href="#__RefHeading___Toc2484_1988729966" text:style-name="Index_20_Link" text:visited-style-name="Index_20_Link">Bestehende Zugangsdaten bearbeiten<text:tab/>19</text:a></text:p>
          <text:p text:style-name="P10"><text:a xlink:type="simple" xlink:href="#__RefHeading___Toc2486_1988729966" text:style-name="Index_20_Link" text:visited-style-name="Index_20_Link">Typ ändern<text:tab/>19</text:a></text:p>
          <text:p text:style-name="P10"><text:a xlink:type="simple" xlink:href="#__RefHeading___Toc2488_1988729966" text:style-name="Index_20_Link" text:visited-style-name="Index_20_Link">Passwort ändern<text:tab/>20</text:a></text:p>
          <text:p text:style-name="P9"><text:a xlink:type="simple" xlink:href="#__RefHeading___Toc2490_1988729966" text:style-name="Index_20_Link" text:visited-style-name="Index_20_Link">Neue Zugangsdaten erstellen<text:tab/>20</text:a></text:p>
          <text:p text:style-name="P9"><text:a xlink:type="simple" xlink:href="#__RefHeading___Toc2492_1988729966" text:style-name="Index_20_Link" text:visited-style-name="Index_20_Link">Aliasname von Zugangsdaten ändern<text:tab/>20</text:a></text:p>
          <text:p text:style-name="P9"><text:a xlink:type="simple" xlink:href="#__RefHeading___Toc2494_1988729966" text:style-name="Index_20_Link" text:visited-style-name="Index_20_Link">Zugangsdaten löschen<text:tab/>20</text:a></text:p>
          <text:p text:style-name="P9"><text:a xlink:type="simple" xlink:href="#__RefHeading___Toc2496_1988729966" text:style-name="Index_20_Link" text:visited-style-name="Index_20_Link">Datei mit PGP-verschlüsseltem Passwort erstellen<text:tab/>20</text:a></text:p>
          <text:p text:style-name="P8"><text:a xlink:type="simple" xlink:href="#__RefHeading___Toc2498_1988729966" text:style-name="Index_20_Link" text:visited-style-name="Index_20_Link">Programm-Informationen<text:tab/>21</text:a></text:p>
          <text:p text:style-name="P7"><text:a xlink:type="simple" xlink:href="#__RefHeading___Toc1036_1557359852%20Kopie%201%20Kopie%201" text:style-name="Index_20_Link" text:visited-style-name="Index_20_Link">Kommandozeile<text:tab/>22</text:a></text:p>
          <text:p text:style-name="P8"><text:a xlink:type="simple" xlink:href="#__RefHeading___Toc1415_2655329557" text:style-name="Index_20_Link" text:visited-style-name="Index_20_Link">Befehle<text:tab/>22</text:a></text:p>
          <text:p text:style-name="P9"><text:a xlink:type="simple" xlink:href="#__RefHeading___Toc1417_2655329557" text:style-name="Index_20_Link" text:visited-style-name="Index_20_Link">Version anzeigen<text:tab/>22</text:a></text:p>
          <text:p text:style-name="P9"><text:a xlink:type="simple" xlink:href="#__RefHeading___Toc1419_2655329557" text:style-name="Index_20_Link" text:visited-style-name="Index_20_Link">Sicherungsziele anzeigen<text:tab/>22</text:a></text:p>
          <text:p text:style-name="P9"><text:a xlink:type="simple" xlink:href="#__RefHeading___Toc1620_969345616" text:style-name="Index_20_Link" text:visited-style-name="Index_20_Link">Repository anlegen<text:tab/>22</text:a></text:p>
          <text:p text:style-name="P9"><text:a xlink:type="simple" xlink:href="#__RefHeading___Toc1622_969345616" text:style-name="Index_20_Link" text:visited-style-name="Index_20_Link">Daten sichern<text:tab/>23</text:a></text:p>
          <text:p text:style-name="P9"><text:a xlink:type="simple" xlink:href="#__RefHeading___Toc1624_969345616" text:style-name="Index_20_Link" text:visited-style-name="Index_20_Link">Daten wiederherstellen<text:tab/>23</text:a></text:p>
          <text:p text:style-name="P9"><text:a xlink:type="simple" xlink:href="#__RefHeading___Toc1626_969345616" text:style-name="Index_20_Link" text:visited-style-name="Index_20_Link">Snapshots im Sicherungsziel auflisten<text:tab/>23</text:a></text:p>
          <text:p text:style-name="P9"><text:a xlink:type="simple" xlink:href="#__RefHeading___Toc1628_969345616" text:style-name="Index_20_Link" text:visited-style-name="Index_20_Link">Dateien im Sicherungsziel auflisten<text:tab/>24</text:a></text:p>
          <text:p text:style-name="P9"><text:a xlink:type="simple" xlink:href="#__RefHeading___Toc1630_969345616" text:style-name="Index_20_Link" text:visited-style-name="Index_20_Link">Dateien im Sicherungsziel suchen<text:tab/>24</text:a></text:p>
          <text:p text:style-name="P9"><text:a xlink:type="simple" xlink:href="#__RefHeading___Toc1632_969345616" text:style-name="Index_20_Link" text:visited-style-name="Index_20_Link"><text:soft-page-break/>Repository entsperren<text:tab/>24</text:a></text:p>
          <text:p text:style-name="P9"><text:a xlink:type="simple" xlink:href="#__RefHeading___Toc1634_969345616" text:style-name="Index_20_Link" text:visited-style-name="Index_20_Link">Repository aufräumen<text:tab/>25</text:a></text:p>
        </text:index-body>
      </text:table-of-content>
      <text:h text:style-name="P11" text:outline-level="1"/>
      <text:h text:style-name="P12" text:outline-level="1"><text:bookmark-start text:name="__RefNumPara__168_3224531997"/><text:bookmark-start text:name="__RefHeading___Toc1012_1557359852"/>Einführung<text:bookmark-end text:name="__RefNumPara__168_3224531997"/><text:bookmark-end text:name="__RefHeading___Toc1012_1557359852"/></text:h>
      <text:p text:style-name="P13">Restix basiert auf der Open Source Backup-Software restic. Es bietet eine grafische Oberfläche und eine Kommandozeilen-Schnittstelle für einen Teil des Funktionsumfangs von restic. Durch das Konzept von Sicherungszielen, die sich aus Zielverzeichnis, Sicherungsumfang und Zugangsdaten zusammensetzen wird die Bedienung von restic wesentlich komfortabler. Eine strikte Trennung <text:span text:style-name="T2">der Sicherungen nach</text:span> Rechner, Benutzer und Jahr reduziert die Gefahr von Inkonsistenzen deutlich.</text:p>
      <text:p text:style-name="P14">Restix nimmt keinerlei Modifikationen an den restic-Daten vor, sodass restic für weitergehende Funktionen uneingeschränkt benutzt werden kann.</text:p>
      <text:p text:style-name="P14"><text:bookmark-start text:name="__RefNumPara__168_3224531997 Kopie 1"/>Die Software steht unter der MIT Lizenz und kann frei verwendet werden.<text:bookmark-end text:name="__RefNumPara__168_3224531997 Kopie 1"/><text:bookmark-start text:name="__RefHeading___Toc1012_1557359852 Kopie 1"/></text:p>
      <text:h text:style-name="P15" text:outline-level="1"><text:bookmark-start text:name="__RefHeading___Toc1304_412447249"/>Installation<text:bookmark-end text:name="__RefHeading___Toc1304_412447249"/></text:h>
      <text:h text:style-name="Heading_20_2" text:outline-level="2"><text:bookmark-start text:name="__RefHeading___Toc1014_1557359852"/>Systemvoraussetzungen<text:bookmark-end text:name="__RefHeading___Toc1014_1557359852"/></text:h>
      <text:p text:style-name="P16">Restix läuft auf den Betriebssystemen Linux und Windows. Es benötigt Python 3 und die freie Backup-Software restic.</text:p>
      <text:h text:style-name="Heading_20_2" text:outline-level="2"><text:bookmark-start text:name="__RefHeading___Toc1016_1557359852"/>Debian-basiertes Linux (z.B. Ubuntu, Linux Mint, Debian)<text:bookmark-end text:name="__RefHeading___Toc1016_1557359852"/></text:h>
      <text:p text:style-name="P1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Heading_20_3" text:outline-level="3"><text:bookmark-start text:name="__RefHeading___Toc1018_1557359852"/>Vollständige<text:span text:style-name="T4">s Paket</text:span> <text:span text:style-name="T4">i</text:span>nstall<text:span text:style-name="T4">ieren</text:span><text:bookmark-end text:name="__RefHeading___Toc1018_1557359852"/></text:h>
      <text:p text:style-name="P18">Das vollständige Paket enthält sowohl die grafische Oberfläche als auch die Kommandozeilen-Version von restix.</text:p>
      <text:p text:style-name="P19"><text:span text:style-name="T5">N</text:span>ach der Installation <text:span text:style-name="T5">kann d</text:span>ie grafische Oberfläche aus dem Startmenü, Rubrik Dienstprogramme <text:span text:style-name="T6">bzw. Zubehör</text:span> <text:span text:style-name="T5">aufgerufen</text:span> werden. Die Kommandozeilen-Version kann in einem Terminal mit dem Befehl <text:span text:style-name="T7">restix</text:span> gestartet werden.</text:p>
      <text:p text:style-name="List_20_Heading">Installationsschritte:</text:p>
      <text:p text:style-name="P20"><text:span text:style-name="T8">Paket </text:span>restix-<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1">Terminal öffnen und in das Verzeichnis mit der heruntergeladenen Datei wechseln.</text:p>
      <text:p text:style-name="P20"><text:span text:style-name="T4">Paket mit </text:span><text:span text:style-name="T9">sudo apt install ./restix-</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2" text:outline-level="3"/>
      <text:h text:style-name="P22" text:outline-level="3"><text:bookmark-start text:name="__RefHeading___Toc1020_1557359852"/><text:span text:style-name="T5">Minimal</text:span>e<text:span text:style-name="T4">s Paket</text:span> <text:span text:style-name="T4">i</text:span>nstall<text:span text:style-name="T4">ieren</text:span><text:bookmark-end text:name="__RefHeading___Toc1020_1557359852"/></text:h>
      <text:p text:style-name="P19">Das <text:span text:style-name="T5">minimale</text:span> Paket enthält <text:span text:style-name="T5">nur</text:span> die Kommandozeilen-Version von restix.</text:p>
      <text:p text:style-name="P19"><text:span text:style-name="T5">Nach der Installation kann d</text:span>ie Kommandozeilen-Version in einem Terminal mit dem Befehl <text:span text:style-name="T7">restix</text:span> gestartet werden.</text:p>
      <text:p text:style-name="P23">Installationsschritte:</text:p>
      <text:p text:style-name="P24"><text:span text:style-name="T8">Paket </text:span>restix<text:span text:style-name="T5">_core</text:span>-<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5">Terminal öffnen und in das Verzeichnis mit der heruntergeladenen Datei wechseln.</text:p>
      <text:p text:style-name="P24"><text:span text:style-name="T4">Paket mit </text:span><text:span text:style-name="T9">sudo apt install ./restix</text:span><text:span text:style-name="T11">_core</text:span><text:span text:style-name="T9">-</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6" text:outline-level="2"/>
      <text:h text:style-name="P26" text:outline-level="2"><text:bookmark-start text:name="__RefHeading___Toc1022_1557359852"/><text:span text:style-name="T12">Red-Hat</text:span>-basiertes Linux (z.B. <text:span text:style-name="T12">Fedora</text:span>)<text:bookmark-end text:name="__RefHeading___Toc1022_1557359852"/></text:h>
      <text:p text:style-name="P2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P28" text:outline-level="3"><text:bookmark-start text:name="__RefHeading___Toc1024_1557359852"/><text:soft-page-break/>Vollständige<text:span text:style-name="T4">s Paket</text:span> <text:span text:style-name="T4">i</text:span>nstall<text:span text:style-name="T4">ieren</text:span><text:bookmark-end text:name="__RefHeading___Toc1024_1557359852"/></text:h>
      <text:p text:style-name="P29">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5">aufgerufen</text:span> werden. Die Kommandozeilen-Version kann in einem Terminal mit dem Befehl <text:span text:style-name="T7">restix</text:span> gestartet werden.</text:p>
      <text:p text:style-name="P31">Installationsschritte:</text:p>
      <text:p text:style-name="P32"><text:span text:style-name="T8">Paket </text:span>restix-<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28" text:outline-level="3"/>
      <text:h text:style-name="P28" text:outline-level="3"><text:bookmark-start text:name="__RefHeading___Toc1026_1557359852"/><text:span text:style-name="T5">Minimal</text:span>e<text:span text:style-name="T4">s Paket</text:span> <text:span text:style-name="T4">i</text:span>nstall<text:span text:style-name="T4">ieren</text:span><text:bookmark-end text:name="__RefHeading___Toc1026_1557359852"/></text:h>
      <text:p text:style-name="P29">Das <text:span text:style-name="T5">minimale</text:span> Paket enthält <text:span text:style-name="T5">nur</text:span> die Kommandozeilen-Version von restix.</text:p>
      <text:p text:style-name="P29"><text:span text:style-name="T5">Nach der Installation kann d</text:span>ie Kommandozeilen-Version in einem Terminal mit dem Befehl <text:span text:style-name="T7">restix</text:span> gestartet werden.</text:p>
      <text:p text:style-name="P31">Installationsschritte:</text:p>
      <text:p text:style-name="P32"><text:span text:style-name="T8">Paket </text:span>restix<text:span text:style-name="T5">_core</text:span>-<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11">_core</text:span><text:span text:style-name="T9">-</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34" text:outline-level="2"/>
      <text:h text:style-name="P34" text:outline-level="2"><text:bookmark-start text:name="__RefHeading___Toc1028_1557359852"/><text:span text:style-name="T3">Andere</text:span> Linux-<text:span text:style-name="T3">Derivate</text:span> (z.B. <text:span text:style-name="T3">Arch, Manjaro</text:span>)<text:bookmark-end text:name="__RefHeading___Toc1028_1557359852"/></text:h>
      <text:p text:style-name="P35"><text:span text:style-name="T3">Für andere</text:span> Linux-Derivate <text:span text:style-name="T3">stehen</text:span> <text:span text:style-name="T3">keine speziellen Installationspakete zur Verfügung, hier muss die Installation manuell durchgeführt werden.</text:span></text:p>
      <text:h text:style-name="P36" text:outline-level="3"><text:bookmark-start text:name="__RefHeading___Toc1030_1557359852"/>Vollständige<text:span text:style-name="T4">s Paket</text:span> <text:span text:style-name="T4">i</text:span>nstall<text:span text:style-name="T4">ieren</text:span><text:bookmark-end text:name="__RefHeading___Toc1030_1557359852"/></text:h>
      <text:p text:style-name="P37">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13">oder per Icon auf dem Schreibtisch </text:span><text:span text:style-name="T5">aufgerufen</text:span> werden. Die Kommandozeilen-Version kann in einem Terminal mit dem Befehl <text:span text:style-name="T7">restix</text:span> gestartet werden.</text:p>
      <text:p text:style-name="P38">Installationsschritte:</text:p>
      <text:p text:style-name="P39"><text:span text:style-name="T8">Paket </text:span>restix-<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3">Skript</text:span><text:span text:style-name="T8"> </text:span><text:span text:style-name="T3">install_full.sh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4">Terminal öffnen und in das Verzeichnis mit de</text:span><text:span text:style-name="T3">n</text:span><text:span text:style-name="T4"> heruntergeladenen Datei</text:span><text:span text:style-name="T3">en</text:span><text:span text:style-name="T4"> wechseln.</text:span></text:p>
      <text:p text:style-name="P40">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39"><text:span text:style-name="T3">Soll die Installation nur lokal für einen Benutzer erfolgen, das Installations-Skript mit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p text:style-name="P41"><text:span text:style-name="T3">Soll die Installation </text:span><text:span text:style-name="T13">systemweit </text:span><text:span text:style-name="T3">erfolgen, das Installations-Skript mit </text:span><text:span text:style-name="T15">sudo</text:span><text:span text:style-name="T13">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h text:style-name="P42" text:outline-level="3"><text:soft-page-break/></text:h>
      <text:h text:style-name="P36" text:outline-level="3"/>
      <text:h text:style-name="P36" text:outline-level="3"><text:bookmark-start text:name="__RefHeading___Toc1032_1557359852"/><text:span text:style-name="T5">Minimal</text:span>e<text:span text:style-name="T4">s Paket</text:span> <text:span text:style-name="T4">i</text:span>nstall<text:span text:style-name="T4">ieren</text:span><text:bookmark-end text:name="__RefHeading___Toc1032_1557359852"/></text:h>
      <text:p text:style-name="P37">Das <text:span text:style-name="T5">minimale</text:span> Paket enthält <text:span text:style-name="T5">nur</text:span> die Kommandozeilen-Version von restix.</text:p>
      <text:p text:style-name="P37"><text:span text:style-name="T5">Nach der Installation kann d</text:span>ie Kommandozeilen-Version in einem Terminal mit dem Befehl <text:span text:style-name="T7">restix</text:span> gestartet werden.</text:p>
      <text:p text:style-name="P43">Installationsschritte:</text:p>
      <text:p text:style-name="P44"><text:span text:style-name="T8">Paket </text:span>restix<text:span text:style-name="T16">_core</text:span>-<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3">Skript</text:span><text:span text:style-name="T8"> </text:span><text:span text:style-name="T3">install_</text:span><text:span text:style-name="T16">core</text:span><text:span text:style-name="T3">.sh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4">Terminal öffnen und in das Verzeichnis mit de</text:span><text:span text:style-name="T3">n</text:span><text:span text:style-name="T4"> heruntergeladenen Datei</text:span><text:span text:style-name="T3">en</text:span><text:span text:style-name="T4"> wechseln.</text:span></text:p>
      <text:p text:style-name="P45">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44"><text:span text:style-name="T3">Soll die Installation nur lokal für einen Benutzer erfolgen, das Installations-Skript mit </text:span><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text:span text:style-name="T13">n</text:span><text:span text:style-name="T4">.</text:span></text:p>
      <text:p text:style-name="P44"><text:span text:style-name="T3">Soll die Installation </text:span>systemweit <text:span text:style-name="T3">erfolgen, das Installations-Skript mit </text:span><text:span text:style-name="T7">sudo</text:span> <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n<text:span text:style-name="T4">.</text:span></text:p>
      <text:h text:style-name="P46" text:outline-level="3"/>
      <text:h text:style-name="P46" text:outline-level="3"><text:bookmark-start text:name="__RefNumPara__166_3224531997"/><text:bookmark-start text:name="__RefHeading___Toc1034_1557359852"/>Installations-Skript anpassen<text:bookmark-end text:name="__RefNumPara__166_3224531997"/><text:bookmark-end text:name="__RefHeading___Toc1034_1557359852"/></text:h>
      <text:p text:style-name="P47">Am Anfang des Installations-Skripts werden drei Variablen definiert, die die Installation bestimmen.</text:p>
      <text:p text:style-name="P47">Variable <text:span text:style-name="T18">INSTALL_PATH</text:span> legt das Verzeichnis fest, in dem die restix-Programmdateien und das virtuelle Python-Environment erstellt werden sollen.</text:p>
      <text:p text:style-name="P47">Variable <text:span text:style-name="T18">LINK_PATH</text:span> legt das Verzeichnis fest, in dem symbolische Links auf die ausführbaren restix-Dateien angelegt werden sollen. Das Verzeichnis sollte im Pfad des Benutzers liegen, damit das System die restix-Applikation finden kann.</text:p>
      <text:p text:style-name="P47">Variable <text:span text:style-name="T18">SHORTCUT_PATH</text:span> legt das Verzeichnis fest, in dem die Desktop-Verknüpfungen zur restix GUI angelegt werden sollen. Bei systemweiter Installation sollte das Verzeichnis <text:span text:style-name="T7">/usr/local/share/applications</text:span> gewählt werden, bei lokaler Benutzerinstallation das Verzeichnis <text:span text:style-name="T7">$HOME/.local/applications</text:span>. In beiden Fällen ist die restix-GUI damit über das Startmenü aufrufbar. Bei Wert <text:span text:style-name="T7">$HOME/Schreibtisch</text:span> wird ein Icon auf dem Schreibtisch angelegt, die GUI ist dann über einen Doppelklick des Icons aufrufbar. Für die Minimal-Installation hat die Variable keine Bedeutung.</text:p>
      <text:h text:style-name="Heading_20_2" text:outline-level="2"/>
      <text:h text:style-name="P48" text:outline-level="2"/>
      <text:h text:style-name="P49" text:outline-level="2"><text:bookmark-start text:name="__RefHeading___Toc1036_1557359852"/>Windows<text:bookmark-end text:name="__RefHeading___Toc1036_1557359852"/></text:h>
      <text:h text:style-name="P50" text:outline-level="3"><text:bookmark-start text:name="__RefHeading___Toc1024_1557359852 Kopie 1"/>Vollständige<text:span text:style-name="T4">s Paket</text:span> <text:span text:style-name="T4">i</text:span>nstall<text:span text:style-name="T4">ieren</text:span><text:bookmark-end text:name="__RefHeading___Toc1024_1557359852 Kopie 1"/></text:h>
      <text:p text:style-name="P51">tbd.</text:p>
      <text:h text:style-name="P50" text:outline-level="3"><text:bookmark-start text:name="__RefHeading___Toc1024_1557359852 Kopie 2"/><text:span text:style-name="T6">Minimal</text:span>e<text:span text:style-name="T4">s Paket</text:span> <text:span text:style-name="T4">i</text:span>nstall<text:span text:style-name="T4">ieren</text:span><text:bookmark-end text:name="__RefHeading___Toc1024_1557359852 Kopie 2"/></text:h>
      <text:p text:style-name="P52">tbd.</text:p>
      <text:p text:style-name="P5"/>
      <text:h text:style-name="P53" text:outline-level="2"/>
      <text:h text:style-name="P54" text:outline-level="1"><text:bookmark-start text:name="__RefHeading___Toc1036_1557359852 Kopie 1 Kopie 2"/>Konfiguration<text:bookmark-end text:name="__RefHeading___Toc1036_1557359852 Kopie 1 Kopie 2"/></text:h>
      <text:h text:style-name="P55" text:outline-level="2"><text:bookmark-start text:name="__RefHeading___Toc3240_969345616"/>Konfigurationsverzeichnis<text:bookmark-end text:name="__RefHeading___Toc3240_969345616"/></text:h>
      <text:p text:style-name="P56">Restix erwartet alle lokalen Einstellungen in einem Verzeichnis, standardmäßig in <text:span text:style-name="T18">.config/restix</text:span> unter dem Home-Verzeichnis des Benutzers. Optional kann Umgebungsvariable <text:span text:style-name="T18">RESTIX_CONFIG_PATH</text:span> gesetzt werden, dann werden die Einstellungen in diesem Verzeichnis gesucht.</text:p>
      <text:h text:style-name="P55" text:outline-level="2"><text:bookmark-start text:name="__RefHeading___Toc3242_969345616"/>Konfigurationsdatei<text:bookmark-end text:name="__RefHeading___Toc3242_969345616"/></text:h>
      <text:p text:style-name="P56">Die zentrale Konfiguration erfolgt in Datei <text:span text:style-name="T18">config.toml</text:span> im Konfigurationsverzeichnis. Das Dateiformat ist TOML, das einen guten Kompromiss zwischen Lesbarkeit und Eignung für maschinelle Verarbeitung bietet. Die Datei kann entweder mit einem Texteditor oder mit der grafischen Oberfläche von restix bearbeitet werden.</text:p>
      <text:h text:style-name="P57" text:outline-level="3"><text:bookmark-start text:name="__RefHeading___Toc3244_969345616"/>Variablen<text:bookmark-end text:name="__RefHeading___Toc3244_969345616"/></text:h>
      <text:p text:style-name="P58">In der Konfigurationsdatei können folgende Variablen benutzt werden:</text:p>
      <text:p text:style-name="P58"><text:span text:style-name="T18">${HOME}</text:span> – wird durch das Home-Verzeichnis des Benutzers ersetzt (ohne abschließendes Verzeichnis-Trennzeichen)</text:p>
      <text:p text:style-name="P58"><text:span text:style-name="T18">${USER}</text:span> – wird durch den Namen des Benutzers ersetzt</text:p>
      <text:h text:style-name="P59" text:outline-level="3"><text:bookmark-start text:name="__RefHeading___Toc3246_969345616"/><text:span text:style-name="T19">Verweise</text:span> auf andere Dateien<text:bookmark-end text:name="__RefHeading___Toc3246_969345616"/></text:h>
      <text:p text:style-name="P60">Bestimmte Einstellungen benötigen weitere Dateien, wie z.B. Passwort oder Liste der zu sichernden Elemente. Erfolgt der Verweis mit relativem Pfad, so muss sich die Datei unterhalb des Konfigurationsverzeichnisses befinden.</text:p>
      <text:h text:style-name="P61" text:outline-level="3"><text:bookmark-start text:name="__RefHeading___Toc3248_969345616"/>Pfad zum restic-Programm<text:bookmark-end text:name="__RefHeading___Toc3248_969345616"/></text:h>
      <text:p text:style-name="P56">D<text:span text:style-name="T20">as von restix zu verwendende restic-Programm kann mit Parameter </text:span><text:span text:style-name="T21">restic</text:span><text:span text:style-name="T20"> festgelegt werden:</text:span></text:p>
      <text:p text:style-name="P62">restic = "${HOME}/bin/restic"</text:p>
      <text:h text:style-name="P63" text:outline-level="3"><text:bookmark-start text:name="__RefHeading___Toc3250_969345616"/>Zugangsdaten<text:bookmark-end text:name="__RefHeading___Toc3250_969345616"/></text:h>
      <text:p text:style-name="P64">Alle gesicherten Daten werden verschlüsselt im Repository abgelegt. Für den Umgang mit der Verschlüsselung bietet restix vier verschiedene Möglichkeiten, die in den nachfolgenden Beispielen aufgeführt sind. Jede Definition von Zugangsdaten muss <text:span text:style-name="T22">in einem Block </text:span><text:span text:style-name="T23">credentials</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60">Bitte beachten, dass automatisierte Sicherungen ohne Benutzer-Interaktion nur mit den Typen Passwort im Klartext oder Passwort-Datei möglich sind.</text:p>
      <text:p text:style-name="P65"/>
      <text:p text:style-name="P66">Passwort im Klartext:</text:p>
      <text:p text:style-name="P67">[[credentials]]<text:line-break/>alias = "<text:span text:style-name="T19">pwd</text:span>"<text:line-break/>comment = "<text:span text:style-name="T19">Passwort im Klartext</text:span>"<text:line-break/>type = "<text:span text:style-name="T22">password</text:span>"<text:line-break/>value = "<text:span text:style-name="T22">geheim</text:span>"</text:p>
      <text:p text:style-name="P65">Passwortdatei:</text:p>
      <text:p text:style-name="P68">[[credentials]]<text:line-break/>alias = "<text:span text:style-name="T22">standard</text:span>"<text:line-break/>comment = "P<text:span text:style-name="T19">asswort-Datei</text:span>"<text:line-break/>type = "<text:span text:style-name="T22">file</text:span>"<text:line-break/>value = "<text:span text:style-name="T22">pwfile.txt</text:span>"</text:p>
      <text:p text:style-name="P65">Prompt:</text:p>
      <text:p text:style-name="P68">[[credentials]]<text:line-break/>alias = "<text:span text:style-name="T22">Prompt</text:span>"<text:line-break/>comment = "P<text:span text:style-name="T22">asswort-Abfrage</text:span>"<text:line-break/>type = "<text:span text:style-name="T22">prompt</text:span>"</text:p>
      <text:p text:style-name="P65">PGP mit Passphrase:</text:p>
      <text:p text:style-name="P68">[[credentials]]<text:line-break/>alias = "PGP-<text:span text:style-name="T22">Passphrase</text:span>"<text:line-break/>comment = "PGP-verschlüsselte Passwortdatei mit Passphrase"<text:line-break/>type = "pgp"<text:line-break/>value = "pgp_phrase.asc"</text:p>
      <text:p text:style-name="P65">PGP mit FIDO2-Token:</text:p>
      <text:p text:style-name="P68">[[credentials]]<text:line-break/>alias = "PGP-Token"<text:line-break/>comment = "PGP-verschlüsselte Passwortdatei mit FIDO2-Token"<text:line-break/>type = "pgp"<text:line-break/>value = "pgp_token.gpg"</text:p>
      <text:h text:style-name="P69" text:outline-level="3"><text:bookmark-start text:name="__RefHeading___Toc3250_969345616 Kopie 1"/>Sicherungsumfänge<text:bookmark-end text:name="__RefHeading___Toc3250_969345616 Kopie 1"/></text:h>
      <text:p text:style-name="P70"><text:span text:style-name="T25">Das Festlegen, welche Dateien gesichert werden sollen muss in</text:span><text:span text:style-name="T22"> einem Block </text:span><text:span text:style-name="T26">scope</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71">Parameter <text:span text:style-name="T18">includes</text:span> verweist auf eine Datei mit den Namen der zu sichernden Verzeichnisse und Dateien.</text:p>
      <text:p text:style-name="P71">Optional kann mit Parameter <text:span text:style-name="T18">excludes</text:span> auf eine Datei verwiesen werden, die einzelne Verzeichnisse oder Dateien von der Sicherung ausnimmt.</text:p>
      <text:p text:style-name="P71">Optional kann mit Parameter <text:span text:style-name="T18">ignores</text:span> eine Liste von Mustern angegeben werden, dann werden passende Elemente von der Sicherung ausgenommen.</text:p>
      <text:p text:style-name="P72"/>
      <text:p text:style-name="P73">Beispiel:</text:p>
      <text:p text:style-name="P74">[[scope]]<text:line-break/>alias = "minimal"<text:line-break/>comment = "Minimaler Backup-Umfang für Upload ins Internet"<text:line-break/>includes = "minimal.list"<text:line-break/>excludes = "minimal_excludes.list"<text:line-break/>ignores = [<text:line-break/> <text:s text:c="3"/>".git",<text:line-break/> <text:s text:c="3"/>".idea",<text:line-break/> <text:s text:c="3"/>".pytest_cache",<text:line-break/> <text:s text:c="3"/>".venv",<text:line-break/> <text:s text:c="3"/>"__pycache__",<text:line-break/>]</text:p>
      <text:h text:style-name="P75" text:outline-level="3"><text:bookmark-start text:name="__RefHeading___Toc3250_969345616 Kopie 1 Kopie 1"/>Sicherungs<text:span text:style-name="T27">ziel</text:span>e<text:bookmark-end text:name="__RefHeading___Toc3250_969345616 Kopie 1 Kopie 1"/></text:h>
      <text:p text:style-name="P76"><text:span text:style-name="T27">Die Definition von Sicherungszielen muss</text:span><text:span text:style-name="T25"> in</text:span><text:span text:style-name="T22"> einem Block </text:span><text:span text:style-name="T28">target</text:span><text:span text:style-name="T22"> mit </text:span>eindeutige<text:span text:style-name="T22">m</text:span> Aliasnamen <text:span text:style-name="T22">erfolgen</text:span><text:span text:style-name="T24">, mit der diese v</text:span><text:span text:style-name="T27">on der Kommandozeile bzw. der grafischen Oberfläche ausgewählt werden kann</text:span><text:span text:style-name="T24">.</text:span></text:p>
      <text:p text:style-name="P77">Parameter <text:span text:style-name="T28">location</text:span> verweist auf ein <text:span text:style-name="T27">Verzeichnis oder die URL eines Servers, der per sftp-Protokoll angesprochen wird.</text:span></text:p>
      <text:p text:style-name="P77">Parameter <text:span text:style-name="T28">credentials</text:span> <text:span text:style-name="T27">enthält den Aliasnamen der zu verwendenden Zugangsdaten.</text:span></text:p>
      <text:p text:style-name="P77">Parameter <text:span text:style-name="T28">scope</text:span> <text:span text:style-name="T27">enthält den Aliasnamen der zu verwendenden Sicherungsumfangs.</text:span></text:p>
      <text:p text:style-name="P72">Beispiel mit Verzeichnis:</text:p>
      <text:p text:style-name="P78">[[target]]<text:line-break/>alias = "<text:span text:style-name="T29">extssd</text:span>"<text:line-break/>comment = "externe SSD"<text:line-break/>location = "/media/${USER}/58af5a30-36b5-a70683ae3e7e/restix"<text:line-break/>scope = "vollstaendig"<text:line-break/>credentials = "standard"</text:p>
      <text:p text:style-name="P72">Beispiel mit Server-URL:</text:p>
      <text:p text:style-name="P79">[[target]]<text:line-break/>alias = "<text:span text:style-name="T27">heimserver</text:span>"<text:line-break/>comment = "Heim-Server"<text:line-break/>location = "sftp:restic_<text:span text:style-name="T27">localsrv</text:span>:data"<text:line-break/>scope = "<text:span text:style-name="T29">minimal</text:span>"<text:line-break/>credentials = "standard"</text:p>
      <text:h text:style-name="P80" text:outline-level="1"><text:bookmark-start text:name="__RefHeading___Toc1036_1557359852 Kopie 1"/>Grafische Oberfläche<text:bookmark-end text:name="__RefHeading___Toc1036_1557359852 Kopie 1"/></text:h>
      <text:p text:style-name="P14">Die grafische Oberfläche kann aus dem Startmenü heraus aufgerufen werden, je nach Betriebssystem findet sie sich in Rubrik Dienstprogramme oder Zubehör. Vom Terminal aus muss <text:span text:style-name="T18">grestix</text:span> eingegeben werden.</text:p>
      <text:h text:style-name="P81" text:outline-level="2"><text:bookmark-start text:name="__RefHeading___Toc2346_4158289164"/>Assistent zur ersten Konfiguration<text:bookmark-end text:name="__RefHeading___Toc2346_4158289164"/></text:h>
      <text:p text:style-name="P82">Nach der Installation ist restix noch nicht konfiguriert. Daher bietet restix einen Assistenten an, falls beim Start kein Konfigurationsverzeichnis gefunden wird.</text:p>
      <text:p text:style-name="P83"><draw:frame draw:style-name="fr2" draw:name="Bild2" text:anchor-type="char" svg:width="17cm" svg:height="13.944cm" draw:z-index="1"><draw:image xlink:href="Pictures/1000000100000316000002883092F696.png" xlink:type="simple" xlink:show="embed" xlink:actuate="onLoad" draw:mime-type="image/png"/></draw:frame>Ein Klick auf den <text:span text:style-name="T30">Fertig</text:span>-Button erzeugt das Standard-Konfigurationsverzeichnis <text:span text:style-name="T7">$HOME/.config/restix</text:span> und kopiert eine Vorlage der Konfigurationsdatei dort hin. Anschließend muss die Vorlage noch den lokalen Gegebenheiten angepasst werden.</text:p>
      <text:p text:style-name="P83">Ein Klick auf den <text:span text:style-name="T30">Weiter</text:span>-Button führt schrittweise durch die Erstellung einer minimalen restix-Konfiguration.</text:p>
      <text:p text:style-name="P83"/>
      <text:p text:style-name="P84"><draw:frame draw:style-name="fr2" draw:name="Bild3" text:anchor-type="char" svg:width="17cm" svg:height="13.944cm" draw:z-index="2"><draw:image xlink:href="Pictures/100000010000031600000288E127AE30.png" xlink:type="simple" xlink:show="embed" xlink:actuate="onLoad" draw:mime-type="image/png"/></draw:frame>Im ersten Schritt wird ein Ziel für die Datensicherung festgelegt. Der <text:span text:style-name="T30">Aliasname</text:span> wird später benutzt, um das Ziel in der GUI oder der Kommandozeile auszuwählen und kann im Rahmen der erlaubten Zeichen frei vergeben werden. <text:span text:style-name="T31">Die </text:span><text:span text:style-name="T32">Beschreibung</text:span><text:span text:style-name="T31"> ist optional und wird in der GUI zusammen mit dem Aliasnamen zur Auswahl mit angezeigt. </text:span><text:span text:style-name="T33">Im untersten Feld wird der </text:span><text:span text:style-name="T34">Pfad</text:span><text:span text:style-name="T33"> bzw. die </text:span><text:span text:style-name="T34">URL</text:span><text:span text:style-name="T33"> des Ziels festgelegt. Ist der Pfad des Ziels lokal verfügbar, kann dieser über den Button </text:span><text:span text:style-name="T34">Lokales Ziel</text:span><text:span text:style-name="T33"> mit dem Systemdialog ausgewählt werden, die direkte Eingabe im Textfeld ist aber auch möglich. Bei Zielen auf einem Server im Netzwerk muss die URL im Textfeld eingegeben werden, als Protokoll ist ausschließlich </text:span><text:span text:style-name="T34">sftp</text:span><text:span text:style-name="T33"> erlaubt.</text:span></text:p>
      <text:p text:style-name="P85">Nach der Eingabe der Daten auf den <text:span text:style-name="T30">Weiter</text:span>-Button klicken, um die Zugangsdaten einzugeben.</text:p>
      <text:p text:style-name="P85"><draw:frame draw:style-name="fr3" draw:name="Bild4" text:anchor-type="char" svg:width="17cm" svg:height="13.944cm" draw:z-index="3"><draw:image xlink:href="Pictures/1000000100000316000002885EF053A6.png" xlink:type="simple" xlink:show="embed" xlink:actuate="onLoad" draw:mime-type="image/png"/></draw:frame><text:soft-page-break/>Die gesicherten Daten sollten immer mit einem Passwort-Schutz versehen werden. Dazu können in restix verschiedene Alternativen verwendet werden.</text:p>
      <text:p text:style-name="P85">Typ <text:span text:style-name="T30">file</text:span> speichert das Passwort im Klartext in einer lokalen Datei, der Assistent verwendet die Datei <text:span text:style-name="T7">pw.txt</text:span> im restix-Konfigurationsverzeichnis.</text:p>
      <text:p text:style-name="P85">Bei Typ <text:span text:style-name="T30">none</text:span> werden die Daten ohne Passwortschutz im Sicherungsziel gespeichert.</text:p>
      <text:p text:style-name="P86">Bei Typ <text:span text:style-name="T30">pgp</text:span> wird das Passwort mit PGP verschlüsselt und in einer Datei abgelegt, <text:span text:style-name="T35">der Assistent verwendet </text:span><text:span text:style-name="T36">pw.asc</text:span><text:span text:style-name="T35"> bzw. </text:span><text:span text:style-name="T36">pw.gpg</text:span><text:span text:style-name="T35">. Die Datei wird erst beim Fertigstellen des Assistenten erzeugt, hier müssen dann noch die E-Mail-Adresse und das PGP-Format angegeben werden. Beim Zugriff auf gesicherte Daten fragt restix dann die PGP-Passphrase zum Entschlüsseln der Passwort-Datei ab.</text:span></text:p>
      <text:p text:style-name="P87">Bei Typ <text:span text:style-name="T30">prompt</text:span> fragt restix bei jeder Aktion nach dem Passwort zum Zugriff auf gesicherte Daten.</text:p>
      <text:p text:style-name="P87">Typ <text:span text:style-name="T30">text</text:span> speichert das Passwort im Klartext in der restix-Konfigurationsdatei.</text:p>
      <text:p text:style-name="P88"><draw:frame draw:style-name="fr3" draw:name="Bild5" text:anchor-type="char" svg:width="17cm" svg:height="13.944cm" draw:z-index="4"><draw:image xlink:href="Pictures/100000010000031600000288FC8AF34E.png" xlink:type="simple" xlink:show="embed" xlink:actuate="onLoad" draw:mime-type="image/png"/></draw:frame><text:soft-page-break/>In den beiden letzten Schritten des Assistenten wird festgelegt, welche Daten genau gesichert werden sollen. <text:span text:style-name="T37">Zunächst können Muster für Verzeichnisse oder Dateien definiert werden, die nicht gesichert werden sollen, falls eines der Muster auf ihren Namen passt. Bei Verzeichnissen werden auch alle enthaltenen Elemente von der Sicherung ausgenommen. Das Eingabefeld kann aber auch leer gelassen werden.</text:span></text:p>
      <text:p text:style-name="P89"><draw:frame draw:style-name="fr4" draw:name="Bild6" text:anchor-type="char" svg:width="17cm" svg:height="13.944cm" draw:z-index="5"><draw:image xlink:href="Pictures/10000001000003160000028828091034.png" xlink:type="simple" xlink:show="embed" xlink:actuate="onLoad" draw:mime-type="image/png"/></draw:frame><text:soft-page-break/>Die zu sichernden Verzeichnisse und Dateien können im letzten Schritt des Assistenten ausgewählt werden. Ein Klick auf den Button <text:span text:style-name="T30">Sicherungs-Umfang</text:span> startet einen Dialog, in dem die Elemente ausgewählt werden können. Nach der Auswahl das Dialogfenster mit einem Klick auf den Button <text:span text:style-name="T30">Speichern</text:span> beenden. Eine genauere Beschreibung des Dialogs findet sich im Kapitel <text:span text:style-name="T38">TODO</text:span>.</text:p>
      <text:p text:style-name="P90">Mit einem Klick auf den Button Fertig wird aus den eingegebenen Daten eine restix-Konfiguration erstellt. Weitergehende Einstellungen können über die restix-Startseite, Button Konfiguration vorgenommen werden.</text:p>
      <text:p text:style-name="P89"/>
      <text:h text:style-name="P91" text:outline-level="2"><text:bookmark-start text:name="__RefHeading___Toc2346_4158289164 Kopie 1"/>Startbildschirm<text:bookmark-end text:name="__RefHeading___Toc2346_4158289164 Kopie 1"/></text:h>
      <text:p text:style-name="P92">Nach dem Aufruf der restix-GUI erscheint der Startbildschirm.</text:p>
      <text:p text:style-name="P92"><draw:frame draw:style-name="fr2" draw:name="Bild7" text:anchor-type="char" svg:width="17cm" svg:height="12.663cm" draw:z-index="6"><draw:image xlink:href="Pictures/10000001000005DA0000045C8F4E2641.png" xlink:type="simple" xlink:show="embed" xlink:actuate="onLoad" draw:mime-type="image/png"/></draw:frame>Im oberen Bereich befinden sich die Buttons für die von restix angebotenen Funktionen.</text:p>
      <text:p text:style-name="P92">Der Button-Text der aktuell aktiven Funktion wird mit gelbem Hintergrund angezeigt.</text:p>
      <text:p text:style-name="P92">Button <text:span text:style-name="T30">Sicherung</text:span> dient zum Übertragen lokaler Daten in ein Sicherungsziel, wie etwa einen externen Datenträger oder Server im Internet.</text:p>
      <text:p text:style-name="P92">Über Button <text:span text:style-name="T30">Wiederherstellung</text:span> können Daten aus einem Sicherungsziel wiederhergestellt werden.</text:p>
      <text:p text:style-name="P92">Button <text:span text:style-name="T30">Wartung</text:span> dient zur Anlegen und Warten von Sicherungszielen.</text:p>
      <text:p text:style-name="P92">Über Button <text:span text:style-name="T30">Konfiguration</text:span> kann die lokale restix-Konfiguration bearbeitet werden.</text:p>
      <text:p text:style-name="P92">Button <text:span text:style-name="T30">Info</text:span> bietet Zugriff auf Programm-Informationen und dieses Benutzerhandbuch.</text:p>
      <text:p text:style-name="P92">Button <text:span text:style-name="T30">Beenden</text:span> schließt d<text:span text:style-name="T39">as Programm.</text:span></text:p>
      <text:p text:style-name="P93">Einige Daten der grafischen Oberfläche wie Fenster-Position und -Größe werden in Datei <text:span text:style-name="T7">.restix</text:span> im Home-Verzeichnis des Benutzers gespeichert und beim nächsten Aufruf verwendet.</text:p>
      <text:p text:style-name="P93"/>
      <text:h text:style-name="P94" text:outline-level="2"><text:bookmark-start text:name="__RefHeading___Toc2346_4158289164 Kopie 1 Kopie 1"/>Konfiguration<text:bookmark-end text:name="__RefHeading___Toc2346_4158289164 Kopie 1 Kopie 1"/></text:h>
      <text:p text:style-name="P95">Nach einem Klick auf den Button Konfiguration werden im Arbeitsbereich der grafischen Oberfläche die Elemente zum Bearbeiten der lokalen restix-Konfiguration angezeigt.</text:p>
      <text:p text:style-name="P96">Bitte beachten, dass alle Änderungen zunächst nur programm-intern erfolgen, die Konfigurationsdatei wird erst beim Verlassen des Bereichs geschrieben.</text:p>
      <text:h text:style-name="P97" text:outline-level="3"><text:bookmark-start text:name="__RefHeading___Toc2484_1988729966"/><text:bookmark-start text:name="__RefNumPara__3182_1988729966"/>Bestehende Zugangsdaten bearbeiten<text:bookmark-end text:name="__RefHeading___Toc2484_1988729966"/><text:bookmark-end text:name="__RefNumPara__3182_1988729966"/></text:h>
      <text:p text:style-name="P95"><draw:frame draw:style-name="fr3" draw:name="Bild9" text:anchor-type="char" svg:width="17cm" svg:height="12.663cm" draw:z-index="8"><draw:image xlink:href="Pictures/10000001000005DA0000045CC48B2A3C.png" xlink:type="simple" xlink:show="embed" xlink:actuate="onLoad" draw:mime-type="image/png"/></draw:frame>Zunächst sicherstellen, dass der Reiter <text:span text:style-name="T30">Zugangsdaten</text:span> aktiv ist, gegebenenfalls anklicken. Dann in <text:span text:style-name="T40">der Auswahlliste den Aliasnamen der Zugangsdaten auswählen.</text:span></text:p>
      <text:p text:style-name="P96">Die <text:span text:style-name="T30">Beschreibung</text:span> der Zugangsdaten kann direkt im Textfeld geändert werden.</text:p>
      <text:h text:style-name="P98" text:outline-level="4"><text:bookmark-start text:name="__RefHeading___Toc2486_1988729966"/><text:span text:style-name="T41">Typ</text:span> ändern<text:bookmark-end text:name="__RefHeading___Toc2486_1988729966"/></text:h>
      <text:p text:style-name="P99">Hierzu den gewünschten Typ aus der Auswahlliste wählen.</text:p>
      <text:p text:style-name="P100">Typ <text:span text:style-name="T30">file</text:span> speichert das Passwort im Klartext in einer lokalen Datei, <text:span text:style-name="T41">die Datei muss über den Button neben dem Text Dateiname ausgewählt werden.</text:span></text:p>
      <text:p text:style-name="P100">Bei Typ <text:span text:style-name="T30">none</text:span> werden die Daten ohne Passwortschutz im Sicherungsziel gespeichert.</text:p>
      <text:p text:style-name="P101">Bei Typ <text:span text:style-name="T30">pgp</text:span> wird das Passwort mit PGP verschlüsselt und in einer Datei abgelegt. <text:span text:style-name="T42">Die Datei </text:span><text:span text:style-name="T41">entweder </text:span><text:span text:style-name="T42">über </text:span><text:span text:style-name="T41">den Button mit dem </text:span><text:span text:style-name="T43">Dateinamen </text:span><text:span text:style-name="T42">auswählen</text:span><text:span text:style-name="T43"> oder </text:span><text:span text:style-name="T41">eine neue Datei mit Button </text:span><text:soft-page-break/><text:span text:style-name="T44">Verschlüsselte Passwort-Datei erzeugen</text:span><text:span text:style-name="T41"> erstellen (siehe Abschnitt </text:span><text:span text:style-name="T41"><text:bookmark-ref text:reference-format="text" text:ref-name="__RefNumPara__3033_3798712170">Datei mit PGP-verschlüsseltem Passwort erstellen</text:bookmark-ref></text:span><text:span text:style-name="T41">)</text:span><text:span text:style-name="T43">.</text:span></text:p>
      <text:p text:style-name="P102">Bei Typ <text:span text:style-name="T30">prompt</text:span> fragt restix bei jeder Aktion nach dem Passwort zum Zugriff auf gesicherte Daten.</text:p>
      <text:p text:style-name="P102">Typ <text:span text:style-name="T30">text</text:span> speichert das Passwort im Klartext in der restix-Konfigurationsdatei, <text:span text:style-name="T42">das Passwort muss im entsprechenden Textfeld eingegeben werden.</text:span></text:p>
      <text:h text:style-name="P98" text:outline-level="4"><text:bookmark-start text:name="__RefHeading___Toc2488_1988729966"/>Passwort ändern<text:bookmark-end text:name="__RefHeading___Toc2488_1988729966"/></text:h>
      <text:p text:style-name="P103">Bei Typ <text:span text:style-name="T30">file</text:span> entweder auf den Button mit dem Dateinamen klicken und eine andere Datei auswählen oder den Inhalt der angezeigten Datei mit einem Editor ändern.</text:p>
      <text:p text:style-name="P103">Bei Typ <text:span text:style-name="T30">text</text:span> das neue Passwort im entsprechenden Textfeld eingeben.</text:p>
      <text:p text:style-name="P99">Bei Typ <text:span text:style-name="T30">pgp</text:span> entweder auf den Button mit dem <text:span text:style-name="T43">Dateinamen klicken und eine Datei </text:span>mit dem verschlüsselten Passwort <text:span text:style-name="T43">auswählen oder </text:span>eine neue Datei mit Button <text:span text:style-name="T30">Verschlüsselte Passwort-Datei erzeugen</text:span> erstellen (siehe Abschnitt <text:bookmark-ref text:reference-format="text" text:ref-name="__RefNumPara__3033_3798712170">Datei mit PGP-verschlüsseltem Passwort erstellen</text:bookmark-ref>)<text:span text:style-name="T43">.</text:span></text:p>
      <text:h text:style-name="P104" text:outline-level="3"><text:bookmark-start text:name="__RefHeading___Toc2490_1988729966"/><text:span text:style-name="T45">Neue </text:span>Zugangsdaten erstellen<text:bookmark-end text:name="__RefHeading___Toc2490_1988729966"/></text:h>
      <text:p text:style-name="P105">Hierzu den Button <text:span text:style-name="T30">Neu...</text:span> unterhalb der Auswahlliste mit den Zugangsdaten klicken.</text:p>
      <text:p text:style-name="P105"><draw:frame draw:style-name="fr2" draw:name="Bild11" text:anchor-type="char" svg:width="17cm" svg:height="14.09cm" draw:z-index="10"><draw:image xlink:href="Pictures/10000001000003C40000031FA9C7D538.png" xlink:type="simple" xlink:show="embed" xlink:actuate="onLoad" draw:mime-type="image/png"/></draw:frame>Im Feld Aliasname einen Namen für die Zugriffsdaten festlegen, der Name darf noch nicht existieren. <text:span text:style-name="T46">Der Name darf nur Buchstaben, Ziffern, Unterstriche und Minuszeichen enthalten.</text:span></text:p>
      <text:p text:style-name="P106"><text:soft-page-break/>Optional eine kurze Beschreibung eingeben.</text:p>
      <text:p text:style-name="P106">Für den Typ der Zugriffsdaten siehe Abschnitt <text:bookmark-ref text:reference-format="text" text:ref-name="__RefNumPara__3182_1988729966">Bestehende Zugangsdaten bearbeiten</text:bookmark-ref>.</text:p>
      <text:h text:style-name="P107" text:outline-level="3"><text:bookmark-start text:name="__RefHeading___Toc2492_1988729966"/><text:span text:style-name="T42">Aliasname von</text:span><text:span text:style-name="T45"> </text:span>Zugangsdaten <text:span text:style-name="T42">ändern</text:span><text:bookmark-end text:name="__RefHeading___Toc2492_1988729966"/></text:h>
      <text:p text:style-name="P108">Dazu die Zugangsdaten in der Auswahlliste auswählen und mit einem Rechtsklick das Kontextmenü aktivieren. Hier Menüpunkt <text:span text:style-name="T30">Umbenennen</text:span> auswählen und den neuen Namen eingeben.</text:p>
      <text:h text:style-name="P107" text:outline-level="3"><text:bookmark-start text:name="__RefHeading___Toc2494_1988729966"/>Zugangsdaten <text:span text:style-name="T42">lösch</text:span>en<text:bookmark-end text:name="__RefHeading___Toc2494_1988729966"/></text:h>
      <text:p text:style-name="P108">Dazu die Zugangsdaten in der Auswahlliste auswählen und mit einem Rechtsklick das Kontextmenü aktivieren. Hier Menüpunkt <text:span text:style-name="T30">Löschen</text:span> auswählen und die Aktion bestätigen. Das Löschen ist nicht möglich, wenn die Zugangsdaten noch von Sicherungszielen verwendet wird.</text:p>
      <text:h text:style-name="P109" text:outline-level="3"/>
      <text:h text:style-name="P110" text:outline-level="3"><text:bookmark-start text:name="__RefNumPara__3033_3798712170"/><text:bookmark-start text:name="__RefHeading___Toc2496_1988729966"/>Datei mit PGP-verschlüsseltem Passwort erstellen<text:bookmark-end text:name="__RefNumPara__3033_3798712170"/><text:bookmark-end text:name="__RefHeading___Toc2496_1988729966"/></text:h>
      <text:p text:style-name="P111">Um diese Funktion nutzen zu können, muss GnuPG auf dem lokalen System installiert sein. Der PGP-Schlüssel, der für das restix-Passwort verwendet werden soll, muss bereits existieren. restix identifiziert den Schlüssel über die E-Mail-Adresse, diese muss daher beim Erstellen der Passwort-Datei eingegeben werden.</text:p>
      <text:p text:style-name="P111"><draw:frame draw:style-name="fr4" draw:name="Bild10" text:anchor-type="char" svg:width="13.982cm" svg:height="9.703cm" draw:z-index="9"><draw:image xlink:href="Pictures/1000000100000267000001F2640DCB46.png" xlink:type="simple" xlink:show="embed" xlink:actuate="onLoad" draw:mime-type="image/png"/></draw:frame>Im Dialog zunächst den gewünschten Dateinamen (ohne Endung) eingeben. Wird kein absoluter Pfad definiert, so wird die Datei im restix-Konfigurationsverzeichnis erstellt.</text:p>
      <text:p text:style-name="P111">Dann das Passwort für die mit restix gesicherten Daten festlegen.</text:p>
      <text:p text:style-name="P111">E-Mail-Adresse zur Auswahl des PGP-Schlüssels eintragen.</text:p>
      <text:p text:style-name="P105">Auswählen, ob die Datei im ASCII-Armor-Format oder im Binärformat erzeugt werden soll. Das Binärformat ist kompakter, das ASCII-Armor-Format kann einfacher in E-Mails übertragen werden.</text:p>
      <text:p text:style-name="P105">Ein Klick auf Button <text:span text:style-name="T30">OK</text:span> erzeugt die Datei mit dem verschlüsselten restix-Passwort, die Eingabe der PGP-Passphrase ist dafür nicht erforderlich. Bei ASCII-Armor-Format bekommt die Datei die Endung <text:span text:style-name="T7">.asc</text:span>, bei Binärformat <text:span text:style-name="T7">.gpg</text:span>. Für die Daten im obigen Bildschirmfoto würde Datei <text:span text:style-name="T7">strenggeheim.asc</text:span> im restix-Konfigurationsverzeichnis erzeugt.</text:p>
      <text:p text:style-name="P95"/>
      <text:h text:style-name="P112" text:outline-level="2"/>
      <text:h text:style-name="P113" text:outline-level="2"><text:bookmark-start text:name="__RefHeading___Toc2498_1988729966"/>Programm-Informationen<text:bookmark-end text:name="__RefHeading___Toc2498_1988729966"/></text:h>
      <text:p text:style-name="P114">Ein Klick mit der linken oder rechten Maustaste auf den Button <text:span text:style-name="T30">Info</text:span> öffnet ein Kontextmenü, aus dem die Einträge Benutzerhandbuch und Über restix ausgewählt werden können.</text:p>
      <text:p text:style-name="P114">Der Menü-Eintrag <text:span text:style-name="T30">Benutzerhandbuch</text:span> zeigt das restix-Benutzerhandbuch in der Sprache des lokalen Systems an, derzeit werden Deutsch und Englisch unterstützt.</text:p>
      <text:p text:style-name="P114">Bei Auswahl des Menü-Eintrags <text:span text:style-name="T30">Über restix</text:span> erscheint ein Dialogfenster mit den Angaben zu Version und Copyright von restix und der vom Programm verwendeten Bibliotheken.</text:p>
      <text:p text:style-name="P114"><draw:frame draw:style-name="fr5" draw:name="Bild8" text:anchor-type="char" svg:width="11.853cm" svg:height="6.443cm" draw:z-index="7"><draw:image xlink:href="Pictures/1000000100000380000001E7086FED5F.png" xlink:type="simple" xlink:show="embed" xlink:actuate="onLoad" draw:mime-type="image/png"/></draw:frame></text:p>
      <text:h text:style-name="P115" text:outline-level="1"><text:bookmark-start text:name="__RefHeading___Toc1036_1557359852 Kopie 1 Kopie 1"/>Kommandozeile<text:bookmark-end text:name="__RefHeading___Toc1036_1557359852 Kopie 1 Kopie 1"/></text:h>
      <text:p text:style-name="P116"><text:bookmark-end text:name="__RefHeading___Toc1012_1557359852 Kopie 1"/>Die Kommandozeilen-Schnittstelle von restix wird durch Eingabe des Befehls <text:span text:style-name="T18">restix</text:span> im Terminal aufgerufen. Die Schnittstelle ist hauptsächlich zum automatischen Ausführen von Aufgaben gedacht.</text:p>
      <text:h text:style-name="Heading_20_2" text:outline-level="2"><text:bookmark-start text:name="__RefHeading___Toc1415_2655329557"/>Befehle<text:bookmark-end text:name="__RefHeading___Toc1415_2655329557"/></text:h>
      <text:h text:style-name="Heading_20_3" text:outline-level="3"><text:bookmark-start text:name="__RefHeading___Toc1417_2655329557"/>Version anzeigen<text:bookmark-end text:name="__RefHeading___Toc1417_2655329557"/></text:h>
      <text:p text:style-name="P116"><text:span text:style-name="T18">restix --version</text:span> gibt die installierte Version aus: <text:span text:style-name="T7">restix-Version </text:span><text:span text:style-name="T7"><text:user-defined style:data-style-name="N0" text:name="Version">0.9.5</text:user-defined></text:span></text:p>
      <text:h text:style-name="Heading_20_3" text:outline-level="3"><text:bookmark-start text:name="__RefHeading___Toc1419_2655329557"/>Sicherungsziele anzeigen<text:bookmark-end text:name="__RefHeading___Toc1419_2655329557"/></text:h>
      <text:p text:style-name="P117"><text:span text:style-name="T18">restix </text:span><text:span text:style-name="T47">targets</text:span><text:span text:style-name="T48"> </text:span><text:span text:style-name="T49">gibt </text:span><text:span text:style-name="T50">Aliasn</text:span><text:span text:style-name="T51">ame und Kurzbeschreibung aller Sicherungsziele aus, die in der Konfigurationsdatei definiert sind. Falls keine Konfigurationsdatei existiert, wird eine Fehlermeldung ausgegeben.</text:span></text:p>
      <text:p text:style-name="P118">Beispiel:</text:p>
      <text:p text:style-name="P119"><text:span text:style-name="T52">restix targets<text:line-break/><text:line-break/>Sicherungsziele:<text:line-break/></text:span><text:span text:style-name="T7">heimserver – Heim-Server<text:line-break/>sticka – USB Stick Backup-A<text:line-break/>stickb – USB Stick Backup-B</text:span></text:p>
      <text:h text:style-name="P120" text:outline-level="3"><text:bookmark-start text:name="__RefHeading___Toc1620_969345616"/>Repository anlegen<text:bookmark-end text:name="__RefHeading___Toc1620_969345616"/></text:h>
      <text:p text:style-name="P121"><text:span text:style-name="T18">restix </text:span><text:span text:style-name="T53">init </text:span><text:span text:style-name="T54">Aliasname</text:span><text:span text:style-name="T48"> </text:span><text:span text:style-name="T50">erzeugt ein neues restic-Repository im Sicherungsziel mit dem angegebenen Aliasnamen. Das Repository wird im Unterverzeichnis Benutzername/Hostname/Jahr angelegt. Zur Verschlüsselung werden die in der Konfigurationsdatei für das Sicherungsziel hinterlegten Zugangsdaten verwendet.</text:span></text:p>
      <text:p text:style-name="P122"><text:span text:style-name="T50">O</text:span><text:span text:style-name="T49">ption </text:span><text:span text:style-name="T18">--</text:span><text:span text:style-name="T55">b</text:span><text:span text:style-name="T18">atch</text:span><text:span text:style-name="T49"> führt den Befehl sofort aus; ohne Angabe der Option muss der Befehl vom Benutzer bestätigt werden.</text:span></text:p>
      <text:p text:style-name="P122"><text:span text:style-name="T49">Beispiel für Benutzer </text:span><text:span text:style-name="T56">karl</text:span><text:span text:style-name="T49">, Host </text:span><text:span text:style-name="T56">notebook</text:span><text:span text:style-name="T49">, Jahr </text:span><text:span text:style-name="T56">2025</text:span><text:span text:style-name="T49">, </text:span><text:span text:style-name="T57">Sicherungsziel </text:span><text:span text:style-name="T58">sticka</text:span><text:span text:style-name="T57"> mit URL </text:span><text:span text:style-name="T59">/media/karl/Backup-A/restix</text:span><text:span text:style-name="T49">:</text:span></text:p>
      <text:p text:style-name="P123">restix init --batch sticka</text:p>
      <text:p text:style-name="P124"><text:span text:style-name="T60">erzeugt ohne Rückfrage ein restic-Repository im Verzeichnis </text:span><text:span text:style-name="T52">/media/karl/B</text:span><text:span text:style-name="T61">ackup</text:span><text:span text:style-name="T52">-A/restix/karl/notebook/2025</text:span></text:p>
      <text:h text:style-name="P125" text:outline-level="3"/>
      <text:h text:style-name="P126" text:outline-level="3"><text:bookmark-start text:name="__RefHeading___Toc1622_969345616"/>Daten sichern<text:bookmark-end text:name="__RefHeading___Toc1622_969345616"/></text:h>
      <text:p text:style-name="P127"><text:span text:style-name="T18">restix </text:span><text:span text:style-name="T62">backup</text:span><text:span text:style-name="T53"> </text:span><text:span text:style-name="T54">Aliasname</text:span><text:span text:style-name="T48"> </text:span><text:span text:style-name="T63">sichert lokale Daten i</text:span><text:span text:style-name="T50">m Sicherungsziel mit dem angegebenen Aliasnamen. Zur Verschlüsselung werden die in der Konfigurationsdatei für das Sicherungsziel hinterlegten Zugangsdaten verwendet. </text:span><text:span text:style-name="T63">Zur Ermittlung der zu sichernden Daten wird der in der Konfigurationsdatei hinterlegte Umfang verwendet.</text:span></text:p>
      <text:p text:style-name="P128"><text:span text:style-name="T50">O</text:span><text:span text:style-name="T49">ption </text:span><text:span text:style-name="T18">--</text:span><text:span text:style-name="T55">b</text:span><text:span text:style-name="T18">atch</text:span><text:span text:style-name="T49"> führt den Befehl sofort aus; ohne Angabe der Option muss der Befehl vom Benutzer bestätigt werden.</text:span></text:p>
      <text:p text:style-name="P128"><text:span text:style-name="T50">O</text:span><text:span text:style-name="T49">ption </text:span><text:span text:style-name="T62">--</text:span><text:span text:style-name="T55">d</text:span><text:span text:style-name="T62">ry-run</text:span><text:span text:style-name="T49"> </text:span><text:span text:style-name="T57">zeigt nur an, was gesichert werden würde, überträgt aber keine Daten zum restic-Repository.</text:span></text:p>
      <text:p text:style-name="P128"><text:span text:style-name="T50">O</text:span><text:span text:style-name="T49">ption </text:span><text:span text:style-name="T62">--</text:span><text:span text:style-name="T55">a</text:span><text:span text:style-name="T62">uto-create</text:span><text:span text:style-name="T49"> </text:span><text:span text:style-name="T57">erzeugt automatisch ein restic-Repository, falls noch keines existiert</text:span><text:span text:style-name="T49">. </text:span><text:span text:style-name="T57">Kann nur verwendet werden, falls restic Version 0.17 oder höher installiert ist.</text:span></text:p>
      <text:h text:style-name="P129" text:outline-level="3"><text:bookmark-start text:name="__RefHeading___Toc1624_969345616"/><text:span text:style-name="T64">D</text:span>aten wiederherstellen<text:bookmark-end text:name="__RefHeading___Toc1624_969345616"/></text:h>
      <text:p text:style-name="P130"><text:span text:style-name="T18">restix </text:span><text:span text:style-name="T55">restore</text:span><text:span text:style-name="T53"> </text:span><text:span text:style-name="T54">Aliasname</text:span><text:span text:style-name="T48"> </text:span><text:span text:style-name="T65">kopiert</text:span><text:span text:style-name="T63"> lokale Daten </text:span><text:span text:style-name="T65">aus dem</text:span><text:span text:style-name="T50"> Sicherungsziel mit dem angegebenen Aliasnamen </text:span><text:span text:style-name="T65">ins lokale Dateisystem</text:span><text:span text:style-name="T50">. Zur </text:span><text:span text:style-name="T65">Ent</text:span><text:span text:style-name="T50">schlüsselung werden die in der Konfigurationsdatei für das Sicherungsziel hinterlegten Zugangsdaten verwendet.</text:span></text:p>
      <text:p text:style-name="P131"><text:span text:style-name="T50">O</text:span><text:span text:style-name="T49">ption </text:span><text:span text:style-name="T7">--</text:span><text:span text:style-name="T18">batch</text:span><text:span text:style-name="T49"> führt den Befehl sofort aus; ohne Angabe der Option muss der Befehl vom Benutzer bestätigt werden.</text:span></text:p>
      <text:p text:style-name="P131"><text:span text:style-name="T50">O</text:span><text:span text:style-name="T49">ption </text:span><text:span text:style-name="T62">--</text:span><text:span text:style-name="T55">d</text:span><text:span text:style-name="T62">ry-run</text:span><text:span text:style-name="T49"> </text:span><text:span text:style-name="T57">zeigt nur an, was </text:span><text:span text:style-name="T65">aus dem restic-Repository</text:span><text:span text:style-name="T57"> </text:span><text:span text:style-name="T65">kopiert werden</text:span><text:span text:style-name="T57"> würde, überträgt aber keine </text:span><text:span text:style-name="T65">Daten ins lokale Dateisystem</text:span><text:span text:style-name="T57">.</text:span></text:p>
      <text:p text:style-name="P131"><text:span text:style-name="T50">O</text:span><text:span text:style-name="T49">ption </text:span><text:span text:style-name="T55">--snapshot</text:span><text:span text:style-name="T49"> </text:span><text:span text:style-name="T65">legt die ID des Snapshots im restic-Repository fest, aus dem die Daten übertragen werden sollen. Standardmäßig wird ID </text:span><text:span text:style-name="T66">latest</text:span><text:span text:style-name="T65"> verwendet.</text:span></text:p>
      <text:p text:style-name="P131"><text:span text:style-name="T50">O</text:span><text:span text:style-name="T49">ption </text:span><text:span text:style-name="T62">--</text:span><text:span text:style-name="T55">restore-path</text:span><text:span text:style-name="T49"> </text:span><text:span text:style-name="T65">legt das lokale Wurzelverzeichnis fest</text:span><text:span text:style-name="T57">, </text:span><text:span text:style-name="T65">in das die Daten</text:span><text:span text:style-name="T57"> </text:span><text:span text:style-name="T65">aus dem restic-Repository</text:span><text:span text:style-name="T57"> </text:span><text:span text:style-name="T65">kopiert werden</text:span><text:span text:style-name="T57"> </text:span><text:span text:style-name="T65">sollen</text:span><text:span text:style-name="T57">. </text:span><text:span text:style-name="T65">Standardmäßig werden die Dateien an ihren Ursprungsort kopiert.</text:span></text:p>
      <text:p text:style-name="P131"><text:span text:style-name="T50">O</text:span><text:span text:style-name="T49">ption </text:span><text:span text:style-name="T62">--</text:span><text:span text:style-name="T55">host</text:span><text:span text:style-name="T49"> </text:span><text:span text:style-name="T67">legt fest, dass die Daten aus dem restic-Repository für den angegebenen Hostnamen übertragen werden sollen</text:span><text:span text:style-name="T57">. </text:span><text:span text:style-name="T67">Standardmäßig wird der lokale Hostname verwendet.</text:span></text:p>
      <text:p text:style-name="P132"><text:span text:style-name="T50">O</text:span><text:span text:style-name="T60">ption </text:span><text:span text:style-name="T62">--</text:span><text:span text:style-name="T68">year</text:span><text:span text:style-name="T60"> </text:span><text:span text:style-name="T67">legt fest, dass die Daten aus dem restic-Repository für d</text:span><text:span text:style-name="T69">as</text:span><text:span text:style-name="T67"> angegebene </text:span><text:span text:style-name="T69">Jahr </text:span><text:span text:style-name="T67">übertragen werden sollen</text:span><text:span text:style-name="T57">. </text:span><text:span text:style-name="T67">Standardmäßig wird d</text:span><text:span text:style-name="T69">as aktuelle Jahr</text:span><text:span text:style-name="T67"> verwendet.</text:span></text:p>
      <text:h text:style-name="P133" text:outline-level="3"><text:bookmark-start text:name="__RefHeading___Toc1626_969345616"/>Snapshots im Sicherungsziel auflisten<text:bookmark-end text:name="__RefHeading___Toc1626_969345616"/></text:h>
      <text:p text:style-name="P134"><text:span text:style-name="T18">restix </text:span><text:span text:style-name="T68">snapshots</text:span><text:span text:style-name="T53"> </text:span><text:span text:style-name="T54">Aliasname</text:span><text:span text:style-name="T49"> </text:span><text:span text:style-name="T69">zeigt</text:span><text:span text:style-name="T63"> </text:span><text:span text:style-name="T69">alle i</text:span><text:span text:style-name="T65">m</text:span><text:span text:style-name="T50"> Sicherungsziel mit dem angegebenen Aliasnamen </text:span><text:span text:style-name="T69">enthaltene Snapshots an</text:span><text:span text:style-name="T50">. Zur </text:span><text:span text:style-name="T65">Ent</text:span><text:span text:style-name="T50">schlüsselung werden die in der Konfigurationsdatei für das Sicherungsziel hinterlegten Zugangsdaten verwendet.</text:span></text:p>
      <text:p text:style-name="P135"><text:span text:style-name="T50">O</text:span><text:span text:style-name="T49">ption </text:span><text:span text:style-name="T62">--</text:span><text:span text:style-name="T55">host</text:span><text:span text:style-name="T49"> </text:span><text:span text:style-name="T67">legt fest, dass </text:span><text:span text:style-name="T69">das</text:span><text:span text:style-name="T67"> restic-Repository für den angegebenen Hostnamen </text:span><text:span text:style-name="T69">betrachtet</text:span><text:span text:style-name="T67"> werden soll</text:span><text:span text:style-name="T57">. </text:span><text:span text:style-name="T67">Standardmäßig wird der lokale Hostname verwendet.</text:span></text:p>
      <text:p text:style-name="P132"><text:span text:style-name="T50">O</text:span><text:span text:style-name="T60">ption </text:span><text:span text:style-name="T62">--</text:span><text:span text:style-name="T68">year</text:span><text:span text:style-name="T60"> </text:span><text:span text:style-name="T67">legt fest, dass </text:span><text:span text:style-name="T69">das</text:span><text:span text:style-name="T67"> restic-Repository für d</text:span><text:span text:style-name="T69">as</text:span><text:span text:style-name="T67"> angegebene </text:span><text:span text:style-name="T69">Jahr betrachtet</text:span><text:span text:style-name="T67"> werden soll</text:span><text:span text:style-name="T57">. </text:span><text:span text:style-name="T67">Standardmäßig wird d</text:span><text:span text:style-name="T69">as aktuelle Jahr</text:span><text:span text:style-name="T67"> verwendet.</text:span></text:p>
      <text:h text:style-name="P133" text:outline-level="3"><text:bookmark-start text:name="__RefHeading___Toc1628_969345616"/><text:soft-page-break/>Dateien im Sicherungsziel auflisten<text:bookmark-end text:name="__RefHeading___Toc1628_969345616"/></text:h>
      <text:p text:style-name="P134"><text:span text:style-name="T18">restix </text:span><text:span text:style-name="T68">ls</text:span><text:span text:style-name="T53"> </text:span><text:span text:style-name="T54">Aliasname</text:span><text:span text:style-name="T49"> </text:span><text:span text:style-name="T69">zeigt</text:span><text:span text:style-name="T63"> </text:span><text:span text:style-name="T69">alle i</text:span><text:span text:style-name="T65">m</text:span><text:span text:style-name="T50"> Sicherungsziel mit dem angegebenen Aliasnamen </text:span><text:span text:style-name="T69">enthaltene Dateien an</text:span><text:span text:style-name="T50">. Zur </text:span><text:span text:style-name="T65">Ent</text:span><text:span text:style-name="T50">schlüsselung werden die in der Konfigurationsdatei für das Sicherungsziel hinterlegten Zugangsdaten verwendet.</text:span></text:p>
      <text:p text:style-name="P135"><text:span text:style-name="T50">O</text:span><text:span text:style-name="T49">ption </text:span><text:span text:style-name="T55">--snapshot</text:span><text:span text:style-name="T49"> </text:span><text:span text:style-name="T65">legt die ID des Snapshots im restic-Repository fest. Standardmäßig wird ID </text:span><text:span text:style-name="T66">latest</text:span><text:span text:style-name="T65"> verwendet.</text:span></text:p>
      <text:p text:style-name="P135"><text:span text:style-name="T50">O</text:span><text:span text:style-name="T49">ption </text:span><text:span text:style-name="T62">--</text:span><text:span text:style-name="T55">host</text:span><text:span text:style-name="T49"> </text:span><text:span text:style-name="T67">legt fest, dass </text:span><text:span text:style-name="T69">das</text:span><text:span text:style-name="T67"> restic-Repository für den angegebenen Hostnamen </text:span><text:span text:style-name="T69">betrachtet</text:span><text:span text:style-name="T67"> werden soll</text:span><text:span text:style-name="T57">. </text:span><text:span text:style-name="T67">Standardmäßig wird der lokale Hostname verwendet.</text:span></text:p>
      <text:p text:style-name="P132"><text:span text:style-name="T50">O</text:span><text:span text:style-name="T60">ption </text:span><text:span text:style-name="T62">--</text:span><text:span text:style-name="T68">year</text:span><text:span text:style-name="T60"> </text:span><text:span text:style-name="T67">legt fest, dass </text:span><text:span text:style-name="T69">das</text:span><text:span text:style-name="T67"> restic-Repository für d</text:span><text:span text:style-name="T69">as</text:span><text:span text:style-name="T67"> angegebene </text:span><text:span text:style-name="T69">Jahr betrachtet</text:span><text:span text:style-name="T67"> werden soll</text:span><text:span text:style-name="T57">. </text:span><text:span text:style-name="T67">Standardmäßig wird d</text:span><text:span text:style-name="T69">as aktuelle Jahr</text:span><text:span text:style-name="T67"> verwendet.</text:span></text:p>
      <text:h text:style-name="P133" text:outline-level="3"><text:bookmark-start text:name="__RefHeading___Toc1630_969345616"/>Dateien im Sicherungsziel suchen<text:bookmark-end text:name="__RefHeading___Toc1630_969345616"/></text:h>
      <text:p text:style-name="P134"><text:span text:style-name="T18">restix </text:span><text:span text:style-name="T68">find</text:span><text:span text:style-name="T53"> </text:span><text:span text:style-name="T54">Aliasname</text:span><text:span text:style-name="T49"> </text:span><text:span text:style-name="T69">zeigt</text:span><text:span text:style-name="T63"> </text:span><text:span text:style-name="T69">alle i</text:span><text:span text:style-name="T65">m</text:span><text:span text:style-name="T50"> Sicherungsziel mit dem angegebenen Aliasnamen </text:span><text:span text:style-name="T69">enthaltene Dateien an, die auf ein angegebenes Suchmuster passen</text:span><text:span text:style-name="T50">. Zur </text:span><text:span text:style-name="T65">Ent</text:span><text:span text:style-name="T50">schlüsselung werden die in der Konfigurationsdatei für das Sicherungsziel hinterlegten Zugangsdaten verwendet.</text:span></text:p>
      <text:p text:style-name="P135"><text:span text:style-name="T50">O</text:span><text:span text:style-name="T49">ption </text:span><text:span text:style-name="T62">--</text:span><text:span text:style-name="T68">pattern</text:span><text:span text:style-name="T49"> </text:span><text:span text:style-name="T67">legt </text:span><text:span text:style-name="T69">das Suchmuster für die Elemente </text:span><text:span text:style-name="T67">fest</text:span><text:span text:style-name="T57">. </text:span><text:span text:style-name="T69">Diese Option muss angegeben werden</text:span><text:span text:style-name="T67">. </text:span><text:span text:style-name="T70">Die Pattern-Syntax ist mit der von restic identisch.</text:span></text:p>
      <text:p text:style-name="P135"><text:span text:style-name="T50">O</text:span><text:span text:style-name="T49">ption </text:span><text:span text:style-name="T55">--snapshot</text:span><text:span text:style-name="T49"> </text:span><text:span text:style-name="T65">legt die ID des Snapshots im restic-Repository fest. Standardmäßig wird ID </text:span><text:span text:style-name="T66">latest</text:span><text:span text:style-name="T65"> verwendet.</text:span></text:p>
      <text:p text:style-name="P135"><text:span text:style-name="T50">O</text:span><text:span text:style-name="T49">ption </text:span><text:span text:style-name="T62">--</text:span><text:span text:style-name="T55">host</text:span><text:span text:style-name="T49"> </text:span><text:span text:style-name="T67">legt fest, dass </text:span><text:span text:style-name="T69">das</text:span><text:span text:style-name="T67"> restic-Repository für den angegebenen Hostnamen </text:span><text:span text:style-name="T69">betrachtet</text:span><text:span text:style-name="T67"> werden soll</text:span><text:span text:style-name="T57">. </text:span><text:span text:style-name="T67">Standardmäßig wird der lokale Hostname verwendet.</text:span></text:p>
      <text:p text:style-name="P132"><text:span text:style-name="T50">O</text:span><text:span text:style-name="T60">ption </text:span><text:span text:style-name="T62">--</text:span><text:span text:style-name="T68">year</text:span><text:span text:style-name="T60"> </text:span><text:span text:style-name="T67">legt fest, dass </text:span><text:span text:style-name="T69">das</text:span><text:span text:style-name="T67"> restic-Repository für d</text:span><text:span text:style-name="T69">as</text:span><text:span text:style-name="T67"> angegebene </text:span><text:span text:style-name="T69">Jahr betrachtet</text:span><text:span text:style-name="T67"> werden soll</text:span><text:span text:style-name="T57">. </text:span><text:span text:style-name="T67">Standardmäßig wird d</text:span><text:span text:style-name="T69">as aktuelle Jahr</text:span><text:span text:style-name="T67"> verwendet.</text:span></text:p>
      <text:h text:style-name="P136" text:outline-level="3"><text:bookmark-start text:name="__RefHeading___Toc1632_969345616"/>Repository entsperren<text:bookmark-end text:name="__RefHeading___Toc1632_969345616"/></text:h>
      <text:p text:style-name="P137"><text:span text:style-name="T18">restix </text:span><text:span text:style-name="T71">unlock</text:span><text:span text:style-name="T53"> </text:span><text:span text:style-name="T54">Aliasname</text:span><text:span text:style-name="T49"> </text:span><text:span text:style-name="T72">entsperrt ein restic-Repository im Sicherungsziel mit dem angegebenen Aliasnamen</text:span><text:span text:style-name="T50">. Zur </text:span><text:span text:style-name="T65">Ent</text:span><text:span text:style-name="T50">schlüsselung werden die in der Konfigurationsdatei für das Sicherungsziel hinterlegten Zugangsdaten verwendet. </text:span><text:span text:style-name="T72">Es kommt hin und wieder vor, dass restic bei einem vorangegangenen Befehl eine Sperre nicht korrekt entfernt hat, dann kommt dieser Befel zur Anwendung.</text:span></text:p>
      <text:p text:style-name="P138"><text:span text:style-name="T50">O</text:span><text:span text:style-name="T49">ption </text:span><text:span text:style-name="T7">--</text:span><text:span text:style-name="T18">batch</text:span><text:span text:style-name="T49"> führt den Befehl sofort aus; ohne Angabe der Option muss der Befehl vom Benutzer bestätigt werden.</text:span></text:p>
      <text:p text:style-name="P138"><text:span text:style-name="T50">O</text:span><text:span text:style-name="T49">ption </text:span><text:span text:style-name="T62">--</text:span><text:span text:style-name="T55">host</text:span><text:span text:style-name="T49"> </text:span><text:span text:style-name="T67">legt fest, dass </text:span><text:span text:style-name="T69">das</text:span><text:span text:style-name="T67"> restic-Repository für den angegebenen Hostnamen </text:span><text:span text:style-name="T72">entsperrt</text:span><text:span text:style-name="T67"> werden soll</text:span><text:span text:style-name="T57">. </text:span><text:span text:style-name="T67">Standardmäßig wird der lokale Hostname verwendet.</text:span></text:p>
      <text:p text:style-name="P139"><text:span text:style-name="T50">O</text:span><text:span text:style-name="T60">ption </text:span><text:span text:style-name="T62">--</text:span><text:span text:style-name="T68">year</text:span><text:span text:style-name="T60"> </text:span><text:span text:style-name="T67">legt fest, dass </text:span><text:span text:style-name="T69">das</text:span><text:span text:style-name="T67"> restic-Repository für d</text:span><text:span text:style-name="T69">as</text:span><text:span text:style-name="T67"> angegebene </text:span><text:span text:style-name="T69">Jahr </text:span><text:span text:style-name="T72">entsperrt</text:span><text:span text:style-name="T67"> werden soll</text:span><text:span text:style-name="T57">. </text:span><text:span text:style-name="T67">Standardmäßig wird d</text:span><text:span text:style-name="T69">as aktuelle Jahr</text:span><text:span text:style-name="T67"> verwendet.</text:span></text:p>
      <text:h text:style-name="P140" text:outline-level="3"/>
      <text:h text:style-name="P141" text:outline-level="3"><text:bookmark-start text:name="__RefHeading___Toc1634_969345616"/><text:span text:style-name="T73">Repository</text:span> <text:span text:style-name="T74">aufräumen</text:span><text:bookmark-end text:name="__RefHeading___Toc1634_969345616"/></text:h>
      <text:p text:style-name="P142"><text:span text:style-name="T18">restix </text:span><text:span text:style-name="T75">cleanup</text:span><text:span text:style-name="T53"> </text:span><text:span text:style-name="T54">Aliasname</text:span><text:span text:style-name="T49"> </text:span><text:span text:style-name="T76">entfernt </text:span><text:span text:style-name="T69">alle i</text:span><text:span text:style-name="T65">m</text:span><text:span text:style-name="T50"> Sicherungsziel mit dem angegebenen Aliasnamen </text:span><text:span text:style-name="T69">enthaltene </text:span><text:span text:style-name="T76">Snapshots bis auf den letzten eines Monats</text:span><text:span text:style-name="T50">. Zur </text:span><text:span text:style-name="T65">Ent</text:span><text:span text:style-name="T50">schlüsselung werden die in der Konfigurationsdatei für das Sicherungsziel hinterlegten Zugangsdaten verwendet. </text:span><text:span text:style-name="T76">Der Befehl kann z.B. am Jahresende verwendet werden, um </text:span><text:span text:style-name="T77">ein </text:span><text:span text:style-name="T76">Repositor</text:span><text:span text:style-name="T77">y</text:span><text:span text:style-name="T76"> vor der Archivierung zu verkleinern.</text:span></text:p>
      <text:p text:style-name="P143"><text:span text:style-name="T50">O</text:span><text:span text:style-name="T49">ption </text:span><text:span text:style-name="T7">--</text:span><text:span text:style-name="T18">batch</text:span><text:span text:style-name="T49"> führt den Befehl sofort aus; ohne Angabe der Option muss der Befehl vom Benutzer bestätigt werden.</text:span></text:p>
      <text:p text:style-name="P143"><text:span text:style-name="T50">O</text:span><text:span text:style-name="T49">ption </text:span><text:span text:style-name="T62">--</text:span><text:span text:style-name="T55">d</text:span><text:span text:style-name="T62">ry-run</text:span><text:span text:style-name="T49"> </text:span><text:span text:style-name="T57">zeigt nur an, w</text:span><text:span text:style-name="T76">elche Snapshots</text:span><text:span text:style-name="T57"> </text:span><text:span text:style-name="T65">aus dem restic-Repository</text:span><text:span text:style-name="T57"> </text:span><text:span text:style-name="T76">entfernt</text:span><text:span text:style-name="T65"> werden</text:span><text:span text:style-name="T57"> würde</text:span><text:span text:style-name="T76">n</text:span><text:span text:style-name="T57">, </text:span><text:span text:style-name="T76">führt aber keine Veränderungen aus</text:span><text:span text:style-name="T57">.</text:span></text:p>
      <text:p text:style-name="P143"><text:span text:style-name="T50">O</text:span><text:span text:style-name="T49">ption </text:span><text:span text:style-name="T62">--</text:span><text:span text:style-name="T55">host</text:span><text:span text:style-name="T49"> </text:span><text:span text:style-name="T67">legt fest, dass </text:span><text:span text:style-name="T69">das</text:span><text:span text:style-name="T67"> restic-Repository für den angegebenen Hostnamen </text:span><text:span text:style-name="T69">betrachtet</text:span><text:span text:style-name="T67"> werden soll</text:span><text:span text:style-name="T57">. </text:span><text:span text:style-name="T67">Standardmäßig wird der lokale Hostname verwendet.</text:span></text:p>
      <text:p text:style-name="P144"><text:span text:style-name="T50">O</text:span><text:span text:style-name="T60">ption </text:span><text:span text:style-name="T62">--</text:span><text:span text:style-name="T68">year</text:span><text:span text:style-name="T60"> </text:span><text:span text:style-name="T67">legt fest, dass </text:span><text:span text:style-name="T69">das</text:span><text:span text:style-name="T67"> restic-Repository für d</text:span><text:span text:style-name="T69">as</text:span><text:span text:style-name="T67"> angegebene </text:span><text:span text:style-name="T69">Jahr betrachtet</text:span><text:span text:style-name="T67"> werden soll</text:span><text:span text:style-name="T57">. </text:span><text:span text:style-name="T67">Standardmäßig wird d</text:span><text:span text:style-name="T69">as aktuelle Jahr</text:span><text:span text:style-name="T67"> verwendet.</text:span></text:p>
      <text:h text:style-name="P145" text:outline-level="3"><text:span text:style-name="T5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jectName" style:family="paragraph" style:parent-style-name="Standard" style:master-page-name="">
      <style:paragraph-properties fo:margin-top="5.001cm" fo:margin-bottom="1cm" style:contextual-spacing="false" fo:text-align="center" style:justify-single-word="false" style:page-number="auto" fo:keep-with-next="always">
        <style:tab-stops/>
      </style:paragraph-properties>
      <style:text-properties fo:text-transform="uppercase" style:font-name="Times New Roman1" fo:font-family="'Times New Roman'" style:font-style-name="Standard" style:font-family-generic="roman" style:font-pitch="variable" fo:font-size="24pt" fo:language="en" fo:country="US" fo:font-weight="bold" fo:background-color="transparent"/>
    </style:style>
    <style:style style:name="DocumentName" style:family="paragraph" style:parent-style-name="Standard" style:next-style-name="Text">
      <style:paragraph-properties fo:margin-top="3cm" fo:margin-bottom="0cm" style:contextual-spacing="false" fo:text-align="center" style:justify-single-word="false"/>
      <style:text-properties style:font-name="Times New Roman" fo:font-family="'Times New Roman'" style:font-style-name="Fett Kursiv" style:font-family-generic="roman" style:font-pitch="variable" fo:font-size="18pt" fo:font-style="italic" fo:font-weight="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16T15:36:30.059256773</meta:creation-date>
    <dc:date>2025-08-29T17:32:48.751776735</dc:date>
    <meta:editing-duration>PT6H42M23S</meta:editing-duration>
    <meta:editing-cycles>50</meta:editing-cycles>
    <meta:generator>LibreOffice/25.2.5.2$Linux_X86_64 LibreOffice_project/520$Build-2</meta:generator>
    <meta:print-date>2025-07-27T16:07:01.005939967</meta:print-date>
    <meta:printed-by>PDF-Dateien</meta:printed-by>
    <meta:document-statistic meta:table-count="0" meta:image-count="11" meta:object-count="0" meta:page-count="27" meta:paragraph-count="288" meta:word-count="3617" meta:character-count="28174" meta:non-whitespace-character-count="24845"/>
    <meta:user-defined meta:name="Repository">https://github.com/FrankSommer-64/restix</meta:user-defined>
    <meta:user-defined meta:name="Version">0.9.5</meta:user-defined>
  </office:meta>
</office:document-meta>
</file>